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size="11pt" style:font-size-asian="11pt" style:font-size-complex="11pt"/>
    </style:style>
    <style:style style:name="P9" style:family="paragraph" style:parent-style-name="Text_20_body">
      <style:text-properties fo:font-size="11pt" fo:font-style="normal" style:font-size-asian="11pt" style:font-style-asian="normal" style:font-size-complex="11pt" style:font-style-complex="normal"/>
    </style:style>
    <style:style style:name="P10" style:family="paragraph" style:parent-style-name="Text_20_body">
      <style:paragraph-properties>
        <style:tab-stops>
          <style:tab-stop style:position="0.7709in"/>
        </style:tab-stops>
      </style:paragraph-properties>
      <style:text-properties fo:font-size="11pt" fo:font-style="normal" style:font-size-asian="11pt" style:font-style-asian="normal" style:font-size-complex="11pt" style:font-style-complex="normal"/>
    </style:style>
    <style:style style:name="P11" style:family="paragraph" style:parent-style-name="Text_20_body">
      <style:text-properties fo:font-size="12pt" fo:font-style="normal" style:font-size-asian="12pt" style:font-style-asian="normal" style:font-size-complex="12pt" style:font-style-complex="normal"/>
    </style:style>
    <style:style style:name="P12" style:family="paragraph" style:parent-style-name="Text_20_body">
      <style:paragraph-properties>
        <style:tab-stops>
          <style:tab-stop style:position="0.7709in"/>
        </style:tab-stops>
      </style:paragraph-properties>
      <style:text-properties fo:font-size="12pt" fo:font-style="normal" style:font-size-asian="12pt" style:font-style-asian="normal" style:font-size-complex="12pt" style:font-style-complex="normal"/>
    </style:style>
    <style:style style:name="P13" style:family="paragraph" style:parent-style-name="Text_20_body">
      <style:paragraph-properties>
        <style:tab-stops>
          <style:tab-stop style:position="0.9173in"/>
        </style:tab-stops>
      </style:paragraph-properties>
      <style:text-properties fo:font-size="12pt" fo:font-style="normal" style:font-size-asian="12pt" style:font-style-asian="normal" style:font-size-complex="12pt" style:font-style-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style:tab-stops>
          <style:tab-stop style:position="0.7709in"/>
        </style:tab-stops>
      </style:paragraph-properties>
      <style:text-properties fo:font-style="normal" style:font-style-asian="normal" style:font-style-complex="normal"/>
    </style:style>
    <style:style style:name="P16" style:family="paragraph" style:parent-style-name="Text_20_body">
      <style:paragraph-properties>
        <style:tab-stops>
          <style:tab-stop style:position="0.9173in"/>
        </style:tab-stops>
      </style:paragraph-properties>
    </style:style>
    <style:style style:name="P17" style:family="paragraph" style:parent-style-name="Standard">
      <style:paragraph-properties fo:text-align="center" style:justify-single-word="false"/>
      <style:text-properties fo:font-size="14pt" style:font-size-asian="14pt" style:font-size-complex="14pt"/>
    </style:style>
    <style:style style:name="P18" style:family="paragraph" style:parent-style-name="Standard">
      <style:text-properties style:font-name="Courier New" fo:font-size="10pt" style:font-size-asian="10pt" style:font-size-complex="10pt"/>
    </style:style>
    <style:style style:name="P19" style:family="paragraph" style:parent-style-name="Standard">
      <style:text-properties style:font-name="Courier New" fo:font-size="10pt" fo:font-weight="bold" style:font-size-asian="10pt" style:font-weight-asian="bold" style:font-size-complex="10pt" style:font-weight-complex="bold"/>
    </style:style>
    <style:style style:name="P20" style:family="paragraph" style:parent-style-name="Standard">
      <style:text-properties style:font-name="Courier New" fo:font-size="10pt" fo:font-style="normal" style:font-size-asian="10pt" style:font-style-asian="normal" style:font-size-complex="10pt" style:font-style-complex="normal"/>
    </style:style>
    <style:style style:name="P21"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text-properties style:font-name="Courier New" fo:font-size="10pt" fo:font-style="italic" style:font-size-asian="10pt" style:font-style-asian="italic" style:font-size-complex="10pt" style:font-style-complex="italic"/>
    </style:style>
    <style:style style:name="P23" style:family="paragraph" style:parent-style-name="Standard">
      <style:paragraph-properties fo:text-align="start" style:justify-single-word="false"/>
    </style:style>
    <style:style style:name="P24" style:family="paragraph" style:parent-style-name="Standard">
      <style:text-properties fo:font-size="11pt" style:font-size-asian="11pt" style:font-size-complex="11pt"/>
    </style:style>
    <style:style style:name="P25" style:family="paragraph" style:parent-style-name="Code">
      <style:text-properties fo:font-weight="normal" style:font-weight-asian="normal" style:font-weight-complex="normal"/>
    </style:style>
    <style:style style:name="P26" style:family="paragraph" style:parent-style-name="Code">
      <style:text-properties fo:font-weight="bold" style:font-weight-asian="bold" style:font-weight-complex="bold"/>
    </style:style>
    <style:style style:name="P27" style:family="paragraph" style:parent-style-name="Code">
      <style:text-properties fo:font-size="10pt" style:font-size-asian="10pt" style:font-size-complex="10pt"/>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weight="normal" style:font-weight-asian="normal" style:font-weight-complex="normal"/>
    </style:style>
    <style:style style:name="P30" style:family="paragraph" style:parent-style-name="Code">
      <style:paragraph-properties fo:margin-left="0in" fo:margin-right="0in" fo:text-indent="0in" style:auto-text-indent="false"/>
      <style:text-properties fo:font-size="10pt" style:font-size-asian="10pt" style:font-size-complex="10pt"/>
    </style:style>
    <style:style style:name="P31" style:family="paragraph" style:parent-style-name="Standard">
      <style:paragraph-properties fo:margin-left="0in" fo:margin-right="0in" fo:text-indent="0in" style:auto-text-indent="false"/>
      <style:text-properties fo:font-size="10pt" style:font-size-asian="10pt" style:font-size-complex="10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Contents_20_3">
      <style:paragraph-properties>
        <style:tab-stops>
          <style:tab-stop style:position="6.5319in" style:type="right" style:leader-style="dotted" style:leader-text="."/>
        </style:tab-stops>
      </style:paragraph-properties>
    </style:style>
    <style:style style:name="P35" style:family="paragraph" style:parent-style-name="Text_20_body" style:list-style-name="L2">
      <style:text-properties fo:font-weight="normal" style:font-weight-asian="normal" style:font-weight-complex="normal"/>
    </style:style>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1">
      <style:paragraph-properties fo:margin-top="0in" fo:margin-bottom="0in"/>
      <style:text-properties fo:font-size="9pt" style:font-size-asian="9pt" style:font-size-complex="9pt"/>
    </style:style>
    <style:style style:name="P40" style:family="paragraph" style:parent-style-name="Heading_20_1">
      <style:text-properties fo:font-size="9pt" style:font-size-asian="9pt" style:font-size-complex="9pt"/>
    </style:style>
    <style:style style:name="P41" style:family="paragraph" style:parent-style-name="Heading_20_1">
      <style:paragraph-properties fo:text-align="start" style:justify-single-word="false"/>
    </style:style>
    <style:style style:name="P42" style:family="paragraph" style:parent-style-name="Heading_20_3">
      <style:text-properties fo:font-weight="normal" style:font-weight-asian="normal" style:font-weight-complex="normal"/>
    </style:style>
    <style:style style:name="P43" style:family="paragraph" style:parent-style-name="Heading_20_3">
      <style:paragraph-properties fo:break-before="page"/>
    </style:style>
    <style:style style:name="P44" style:family="paragraph" style:parent-style-name="Heading_20_2">
      <style:text-properties fo:font-style="italic" style:font-style-asian="italic" style:font-style-complex="italic"/>
    </style:style>
    <style:style style:name="P45" style:family="paragraph" style:parent-style-name="Heading_20_2">
      <style:text-properties fo:font-size="14pt" fo:font-style="italic" style:font-size-asian="14pt" style:font-style-asian="italic" style:font-size-complex="14pt" style:font-style-complex="italic"/>
    </style:style>
    <style:style style:name="P46" style:family="paragraph" style:parent-style-name="Heading_20_2">
      <style:text-properties fo:font-weight="bold" style:font-weight-asian="bold" style:font-weight-complex="bold"/>
    </style:style>
    <style:style style:name="P47" style:family="paragraph" style:parent-style-name="Code">
      <style:text-properties fo:font-size="10pt" style:font-size-asian="10pt" style:font-size-complex="10pt"/>
    </style:style>
    <style:style style:name="P48" style:family="paragraph" style:parent-style-name="Code">
      <style:paragraph-properties fo:margin-left="0in" fo:margin-right="0in" fo:text-indent="0in" style:auto-text-indent="fals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Times New Roman" fo:font-size="12pt" style:font-size-asian="12pt" style:font-size-complex="12pt"/>
    </style:style>
    <style:style style:name="T10" style:family="text">
      <style:text-properties fo:font-size="10pt" style:font-size-asian="10pt" style:font-size-complex="10pt"/>
    </style:style>
    <style:style style:name="T11" style:family="text">
      <style:text-properties fo:font-size="11pt" style:font-size-asian="11pt" style:font-size-complex="11pt"/>
    </style:style>
    <style:style style:name="T12" style:family="text">
      <style:text-properties fo:font-size="11pt" fo:font-style="normal" style:font-size-asian="11pt" style:font-style-asian="normal" style:font-size-complex="11pt" style:font-style-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17"/>
      <text:h text:style-name="P40"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Change History<text:tab/>2</text:p>
          <text:p text:style-name="P32">Overview<text:tab/>2</text:p>
          <text:p text:style-name="P33">Motivation<text:tab/>2</text:p>
          <text:p text:style-name="P33">Description<text:tab/>3</text:p>
          <text:p text:style-name="P33">Risks<text:tab/>3</text:p>
          <text:p text:style-name="P33">Disadvantages<text:tab/>3</text:p>
          <text:p text:style-name="P32">Implementation<text:tab/>4</text:p>
          <text:p text:style-name="P33">Update Mechanism<text:tab/>4</text:p>
          <text:p text:style-name="P33">Instance Generated Code<text:tab/>7</text:p>
          <text:p text:style-name="P33">Unbound Variable<text:tab/>8</text:p>
          <text:p text:style-name="P33">Light-Weight Bind<text:tab/>8</text:p>
          <text:p text:style-name="P33">Side-Effect Bind<text:tab/>8</text:p>
          <text:p text:style-name="P33">Member Select<text:tab/>9</text:p>
          <text:p text:style-name="P33">On-Replace<text:tab/>10</text:p>
          <text:p text:style-name="P33">Cut-Off Operations<text:tab/>10</text:p>
          <text:p text:style-name="P33">Bi-Directional Bind<text:tab/>11</text:p>
          <text:p text:style-name="P33">BindingException<text:tab/>11</text:p>
          <text:p text:style-name="P33">Overriding Variables<text:tab/>12</text:p>
          <text:p text:style-name="P33">Value Overriding Bind in Object Literal / Class Override<text:tab/>12</text:p>
          <text:p text:style-name="P33">Object Literals (General Case)<text:tab/>13</text:p>
          <text:p text:style-name="P33">Local Variable Binds<text:tab/>13</text:p>
          <text:p text:style-name="P33">Script Variables<text:tab/>13</text:p>
          <text:p text:style-name="P32">Implementation of bound functions<text:tab/>14</text:p>
          <text:p text:style-name="P33">Background on bound functions<text:tab/>14</text:p>
          <text:p text:style-name="P33">Translation of bound functions<text:tab/>15</text:p>
          <text:p text:style-name="P33">Bound function call site handling<text:tab/>17</text:p>
          <text:p text:style-name="P33">Bound function calls from non-bind call sites<text:tab/>19</text:p>
          <text:p text:style-name="P32">Implementation of Bind and On-Replace for Sequences<text:tab/>19</text:p>
          <text:p text:style-name="P33">Constraints on a Bound Sequence Design<text:tab/>19</text:p>
          <text:p text:style-name="P33">Overview of Sequence Implementation<text:tab/>20</text:p>
          <text:p text:style-name="P33">Sequence Runtime Support<text:tab/>20</text:p>
          <text:p text:style-name="P33">Update Methods<text:tab/>23</text:p>
          <text:p text:style-name="P33">Access Methods<text:tab/>23</text:p>
          <text:p text:style-name="P33">Non-Bound Sequences<text:tab/>24</text:p>
          <text:p text:style-name="P33">Bound Sequences<text:tab/>25</text:p>
          <text:p text:style-name="P34">Bound Range Sequence<text:tab/>26</text:p>
          <text:p text:style-name="P34">Bound Explicit Sequence (Non-Nullable)<text:tab/>27</text:p>
          <text:p text:style-name="P34">Bound Explicit Sequence (of Sequences)<text:tab/>29</text:p>
          <text:p text:style-name="P34">Bound Slice<text:tab/>30</text:p>
          <text:p text:style-name="P34">Bound Sequence Element<text:tab/>31</text:p>
          <text:p text:style-name="P34"><text:soft-page-break/>Bound For-Expression (Simple)<text:tab/>31</text:p>
          <text:p text:style-name="P34">Bound For-Expression (General)<text:tab/>32</text:p>
          <text:p text:style-name="P34">Bound Member Select<text:tab/>33</text:p>
          <text:p text:style-name="P33">On-Replace<text:tab/>34</text:p>
        </text:index-body>
      </text:table-of-content>
      <text:h text:style-name="Heading_20_1" text:outline-level="1">Change History</text:h>
      <text:list xml:id="list1487074373" text:style-name="L1">
        <text:list-item>
          <text:p text:style-name="P39">0.1.0 Robert Field <text:s text:c="2"/>7/23/2009</text:p>
          <text:list>
            <text:list-item>
              <text:p text:style-name="P39">Initial proposal</text:p>
            </text:list-item>
          </text:list>
        </text:list-item>
        <text:list-item>
          <text:p text:style-name="P39">0.2.0 Robert Field <text:s text:c="2"/>8/29/2009</text:p>
          <text:list>
            <text:list-item>
              <text:p text:style-name="P39">Overhaul to use an invalidation model proposed by Brian Goetz and Jim Laskey</text:p>
            </text:list-item>
          </text:list>
        </text:list-item>
        <text:list-item>
          <text:p text:style-name="P39">0.2.1 Robert Field <text:s text:c="2"/>9/2/2009</text:p>
        </text:list-item>
        <text:list-item>
          <text:p text:style-name="P39">0.2.2 Robert Field <text:s text:c="2"/>9/8/2009</text:p>
          <text:list>
            <text:list-item>
              <text:p text:style-name="P39">Based on discussion with Jim Laskey, consistent with lazy evaluation, switch bind initialization to lazy </text:p>
            </text:list-item>
          </text:list>
        </text:list-item>
        <text:list-item>
          <text:p text:style-name="P39">0.2.3 Robert Field <text:s text:c="2"/>9/19/2009</text:p>
          <text:list>
            <text:list-item>
              <text:p text:style-name="P39">Various fixes and improvements</text:p>
            </text:list-item>
          </text:list>
        </text:list-item>
        <text:list-item>
          <text:p text:style-name="P39">0.2.4 Robert Field <text:s text:c="2"/>9/23/2009</text:p>
          <text:list>
            <text:list-item>
              <text:p text:style-name="P39">Script-level member handling</text:p>
            </text:list-item>
          </text:list>
        </text:list-item>
        <text:list-item>
          <text:p text:style-name="P39">0.3.0 Robert Field <text:s text:c="2"/>10/1/2009</text:p>
          <text:list>
            <text:list-item>
              <text:p text:style-name="P39">Fold in lazy virtual bound sequences proposal</text:p>
            </text:list-item>
          </text:list>
        </text:list-item>
        <text:list-item>
          <text:p text:style-name="P39">0.3.1 Robert Field <text:s text:c="2"/>10/2/2009</text:p>
          <text:list>
            <text:list-item>
              <text:p text:style-name="P39">Incorporate sequence API changes and bound-for caching idea from Per Bothner</text:p>
            </text:list-item>
          </text:list>
        </text:list-item>
        <text:list-item>
          <text:p text:style-name="P39">0.3.2 Maurizio Cimadamore <text:s text:c="2"/>10/12/2009</text:p>
          <text:list>
            <text:list-item>
              <text:p text:style-name="P39">Included 2-phase invalidation protocol and updated bidi-bind description</text:p>
            </text:list-item>
          </text:list>
        </text:list-item>
        <text:list-item>
          <text:p text:style-name="P39">0.3.3 Robert Field <text:s/>10/15/2009</text:p>
          <text:list>
            <text:list-item>
              <text:p text:style-name="P39">Update on-replace handling: get call moved out of if, first phase valid flag set before trigger phase invalidate</text:p>
            </text:list-item>
          </text:list>
        </text:list-item>
        <text:list-item>
          <text:p text:style-name="P39">0.3.4 Robert Field <text:s/>10/16/2009</text:p>
          <text:list>
            <text:list-item>
              <text:p text:style-name="P39">Based on discussions with Jim Laskey, <text:s/>handle the initial firing of on-replace, even for the default value. Also, centralize generated examples. <text:s/>Add motivation for design.</text:p>
            </text:list-item>
          </text:list>
        </text:list-item>
        <text:list-item>
          <text:p text:style-name="P39">0.3.5 Robert Field <text:s/>10/16/2009</text:p>
          <text:list>
            <text:list-item>
              <text:p text:style-name="P39">Based on discussions with Per Bothner, <text:s/>describe generated methods for sequences. Update non-bound sequence description.</text:p>
            </text:list-item>
          </text:list>
        </text:list-item>
        <text:list-item>
          <text:p text:style-name="P39">0.3.6 Robert Field <text:s/>10/16/2009</text:p>
          <text:list>
            <text:list-item>
              <text:p text:style-name="P39">Clarify the sequence update mechanism.</text:p>
            </text:list-item>
          </text:list>
        </text:list-item>
        <text:list-item>
          <text:p text:style-name="P39">0.3.7 Robert Field <text:s/>10/16/2009</text:p>
          <text:list>
            <text:list-item>
              <text:p text:style-name="P39">Sequence accessor method revamp. <text:s/>Bound sequence overview.</text:p>
            </text:list-item>
          </text:list>
        </text:list-item>
        <text:list-item>
          <text:p text:style-name="P39">0.3.8 Robert Field <text:s/>10/17/2009</text:p>
          <text:list>
            <text:list-item>
              <text:p text:style-name="P39">Further clarification and update to bound and non-bound sequences. <text:s/>Update bound range, bound explicit sequence, and bound slice, to two phase invalidation.</text:p>
            </text:list-item>
          </text:list>
        </text:list-item>
        <text:list-item>
          <text:p text:style-name="P39">0.3.9 Robert Field <text:s/>10/18/2009</text:p>
          <text:list>
            <text:list-item>
              <text:p text:style-name="P39">Describe non-bound sequence mutation by the Sequences class.</text:p>
            </text:list-item>
          </text:list>
        </text:list-item>
        <text:list-item>
          <text:p text:style-name="P39">0.3.10 Robert Field <text:s/>10/19/2009</text:p>
          <text:list>
            <text:list-item>
              <text:p text:style-name="P39">Remove contradiction in sequences definition – no set method is generated for sequences.</text:p>
            </text:list-item>
          </text:list>
        </text:list-item>
        <text:list-item>
          <text:p text:style-name="P39">0.3.11 Robert Field <text:s/>10/26/2009</text:p>
          <text:list>
            <text:list-item>
              <text:p text:style-name="P39">Update sequence range description.</text:p>
            </text:list-item>
          </text:list>
        </text:list-item>
        <text:list-item>
          <text:p text:style-name="P39">0.3.12 A. Sundararajan 11/9/2009</text:p>
          <text:list>
            <text:list-item>
              <text:p text:style-name="P39">Bound function implementation</text:p>
            </text:list-item>
          </text:list>
        </text:list-item>
      </text:list>
      <text:h text:style-name="P40" text:outline-level="1"/>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text:soft-page-break/>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text:p>
      <text:h text:style-name="Heading_20_2" text:outline-level="2">Disadvantages</text:h>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text:soft-page-break/>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18"><text:s text:c="4"/>def x = bind r.q</text:p>
      <text:p text:style-name="P19"/>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internal setter method (called be$) has the same form for any variable (varying only in the mechanism for checking equality on different type). <text:s/>And thus an override of this method is not generated for a variable override. <text:s/>For a variable xyz of type T this would be:</text:p>
      <text:p text:style-name="P18"><text:s text:c="6"/>void be$xyz(T nv$) {</text:p>
      <text:p text:style-name="P18"><text:s text:c="8"/>if (xyz not equals nv$) { // != for primitives; else ! xyz.equals(nv$)</text:p>
      <text:p text:style-name="P18"><text:s text:c="10"/>T ov$ = nv$</text:p>
      <text:p text:style-name="P18"><text:s text:c="10"/>invalidate$xyz(INVAL_PHASE); <text:s/>// force invalidation of all dependents</text:p>
      <text:p text:style-name="P18"><text:s text:c="10"/>xyz = nv$;</text:p>
      <text:p text:style-name="P18"><text:s text:c="10"/>setValidValue$(VOFF$xyz, INVAL_PAHSE);</text:p>
      <text:p text:style-name="P18"><text:s text:c="10"/>invalidate$xyz(TRIGGER_PHASE);</text:p>
      <text:p text:style-name="P18"><text:span text:style-name="T4"><text:s text:c="10"/></text:span><text:span text:style-name="T4">setValidValue$(VOFF$xyz, TRIGGER_PHASE);</text:span></text:p>
      <text:p text:style-name="P20"><text:s text:c="10"/>onReplace$xyz(ov$)</text:p>
      <text:p text:style-name="P18"><text:span text:style-name="T4"><text:s text:c="8"/></text:span><text:span text:style-name="T5">} else { </text:span></text:p>
      <text:p text:style-name="P18"><text:soft-page-break/><text:s text:c="10"/>setValidV<text:span text:style-name="T5">alue$(VOFF$xyz, INVAL_PAHSE);</text:span></text:p>
      <text:p text:style-name="P22"><text:span text:style-name="T5"><text:s text:c="10"/>setValidValue$(VOFF$xyz, </text:span>TRIGGER_PHASE);</text:p>
      <text:p text:style-name="P18"><text:s text:c="10"/>if ( ! hasInitialOnReplaceFired$(VOFF$xyz) {</text:p>
      <text:p text:style-name="P18"><text:s text:c="12"/><text:span text:style-name="T5">onReplace$xyz(ov$);</text:span> <text:s text:c="7"/></text:p>
      <text:p text:style-name="P20"><text:s text:c="10"/>}</text:p>
      <text:p text:style-name="P20"><text:s text:c="8"/>}</text:p>
      <text:p text:style-name="P20"><text:s text:c="6"/>}</text:p>
      <text:p text:style-name="P20"/>
      <text:p text:style-name="P18"><text:s text:c="6"/>void onReplace$p(T ov$) {</text:p>
      <text:p text:style-name="P18"><text:span text:style-name="T5"><text:s text:c="8"/></text:span>// Trigger body, if any</text:p>
      <text:p text:style-name="P18"><text:s text:c="8"/>setInitialOnReplaceFired$(VOFF$xyz);</text:p>
      <text:p text:style-name="P18"><text:s text:c="6"/>}</text:p>
      <text:p text:style-name="P18"/>
      <text:p text:style-name="Text_20_body">The setter used externally for assignment uses a different method:</text:p>
      <text:p text:style-name="P18"><text:s text:c="4"/>T set$xyz(T v) {</text:p>
      <text:p text:style-name="P18"><text:s text:c="6"/>i<text:span text:style-name="T5">f ( isReadOnly( VOFF$xyz ) {</text:span></text:p>
      <text:p text:style-name="P20"><text:s text:c="8"/>throw new bindingException(...);</text:p>
      <text:p text:style-name="P20"><text:s text:c="6"/>} else {</text:p>
      <text:p text:style-name="P18"><text:s text:c="8"/>be$xyz(v);</text:p>
      <text:p text:style-name="P18"><text:s text:c="8"/>return xyz;</text:p>
      <text:p text:style-name="P18"><text:s text:c="6"/>}</text:p>
      <text:p text:style-name="P18"><text:s text:c="4"/>}</text:p>
      <text:p text:style-name="Text_20_body"/>
      <text:p text:style-name="Text_20_body">Unidirectionally bound variables are read-only, as are 'def' variables. <text:s/>The later, however, needs no test.</text:p>
      <text:p text:style-name="P18"/>
      <text:p text:style-name="Text_20_body">The notifyDependencies method (on the bindee side), called by the setter, broadcasts to the binders outside the instance. <text:s/>It is defined on FXObject:</text:p>
      <text:p text:style-name="P18"><text:s text:c="4"/>void notifyDependents$(int varNum, int phase) {</text:p>
      <text:p text:style-name="P18"><text:s text:c="6"/>if (hasDependents$(varNum)) { <text:s text:c="4"/>// status bit of var (ever had dependents)</text:p>
      <text:p text:style-name="P18"><text:s text:c="8"/>for (Dep dep : dependencies) { // each dependent instance </text:p>
      <text:p text:style-name="P18"><text:s text:c="10"/>if (dep.appliesTo(varNum)) { // check bit field, applies to this bindee</text:p>
      <text:p text:style-name="P18"><text:s text:c="12"/>dep.instance().update(this, varNum, phase);</text:p>
      <text:p text:style-name="P18"><text:s text:c="10"/>}</text:p>
      <text:p text:style-name="P18"><text:s text:c="8"/>}</text:p>
      <text:p text:style-name="P18"><text:s text:c="6"/>}</text:p>
      <text:p text:style-name="P18"><text:s text:c="4"/>}</text:p>
      <text:p text:style-name="P18"/>
      <text:p text:style-name="Text_20_body">The update method is generated on the binder side. <text:s/>For example, given:</text:p>
      <text:p text:style-name="P18"><text:s text:c="4"/>class B {</text:p>
      <text:p text:style-name="P18"><text:s text:c="6"/>var a : A;</text:p>
      <text:p text:style-name="P18"><text:s text:c="6"/>def x = bind a.m + a.n; <text:s/></text:p>
      <text:p text:style-name="P18"><text:s text:c="6"/>def y = bind a.m + a.p; <text:s/></text:p>
      <text:p text:style-name="P18"><text:s text:c="4"/>} </text:p>
      <text:p text:style-name="P18"/>
      <text:p text:style-name="Text_20_body"><text:s/>the following might be generated:</text:p>
      <text:p text:style-name="P18"><text:tab/>void update$(FXObject instance, int varNum, int phase ) {</text:p>
      <text:p text:style-name="P18"><text:tab/> <text:s/>if (instance == a) {</text:p>
      <text:p text:style-name="P18"><text:tab/> <text:s text:c="3"/>if (varNum == A.VOFF$m) {</text:p>
      <text:p text:style-name="P18"><text:tab/> <text:s text:c="5"/>invalidate$x(phase);</text:p>
      <text:p text:style-name="P18"><text:tab/> <text:s text:c="5"/>invalidate$y(phase);</text:p>
      <text:p text:style-name="P18"><text:tab/> <text:s text:c="3"/>} else if (varNum == A.VOFF$n) {</text:p>
      <text:p text:style-name="P18"><text:tab/> <text:s text:c="5"/>invalidate$x(phase);</text:p>
      <text:p text:style-name="P18"><text:tab/> <text:s text:c="3"/>} else if (varNum == A.VOFF$p) {</text:p>
      <text:p text:style-name="P18"><text:tab/> <text:s text:c="5"/>invalidate$y(phase);</text:p>
      <text:p text:style-name="P18"><text:tab/> <text:s text:c="3"/>}</text:p>
      <text:p text:style-name="P18"><text:soft-page-break/><text:tab/> <text:s/>}</text:p>
      <text:p text:style-name="P18"><text:tab/>}</text:p>
      <text:p text:style-name="P18"/>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18"><text:span text:style-name="T1"><text:tab/></text:span>void invalidate$xyz(int phase) {</text:p>
      <text:p text:style-name="P18"><text:span text:style-name="T1"><text:tab/> <text:s/></text:span>if (isValidValue$(VOFF$xyz, phase) {</text:p>
      <text:p text:style-name="P18"><text:span text:style-name="T1"><text:tab/> <text:s text:c="3"/></text:span>clearValidValue$(VOFF$xyz, phase);</text:p>
      <text:p text:style-name="P18"><text:span text:style-name="T3"><text:tab/> <text:s text:c="3"/></text:span><text:span text:style-name="T4">call invalidate$abc(phase) for any dependencies within the class;</text:span> </text:p>
      <text:p text:style-name="P18"><text:span text:style-name="T4"><text:tab/> <text:s text:c="3"/></text:span>notifyDependents(VOFF$xyz, phase); <text:s/>// notify dependencies outside class</text:p>
      <text:p text:style-name="P18"><text:s text:c="10"/>if (phase == TRIGGER_PHASE) {<text:line-break/> <text:s text:c="12"/>//body of on invalidate trigger for xyz (if any) inlined here</text:p>
      <text:p text:style-name="P18"><text:span text:style-name="T4"><text:s text:c="13"/></text:span><text:span text:style-name="T5">get$xyz(); // only if there is an on-replace trigger on xyz</text:span></text:p>
      <text:p text:style-name="P20"><text:s text:c="10"/>}</text:p>
      <text:p text:style-name="P18"><text:span text:style-name="T3"><text:tab/> <text:s/></text:span><text:span text:style-name="T5">}</text:span></text:p>
      <text:p text:style-name="P18"><text:span text:style-name="T4"><text:tab/></text:span><text:span text:style-name="T5">}</text:span></text:p>
      <text:p text:style-name="P18"/>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18"><text:span text:style-name="T4"><text:tab/></text:span><text:span text:style-name="T5">class A {</text:span></text:p>
      <text:p text:style-name="P20"><text:tab/><text:tab/>var b : B;</text:p>
      <text:p text:style-name="P20"><text:tab/><text:tab/>def x = bind b.y on replace { println("Hello!"); }</text:p>
      <text:p text:style-name="P20"><text:tab/>}</text:p>
      <text:p text:style-name="P20"/>
      <text:p text:style-name="P20"><text:soft-page-break/><text:tab/>class B {</text:p>
      <text:p text:style-name="P20"><text:tab/><text:tab/>var y : Integer;</text:p>
      <text:p text:style-name="P20"><text:tab/><text:tab/>def z = bind y + 1</text:p>
      <text:p text:style-name="P20"><text:tab/>}</text:p>
      <text:p text:style-name="P20"/>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p>
      <text:h text:style-name="Heading_20_2" text:outline-level="2">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18"/>
      <text:p text:style-name="P18"><text:tab/>void applyDefaults$( int varNum ) {</text:p>
      <text:p text:style-name="P18"><text:tab/> <text:s/>switch (varNum) {</text:p>
      <text:p text:style-name="P18"><text:tab/> <text:s/>case VOFF$b: {</text:p>
      <text:p text:style-name="P18"><text:tab/> <text:s text:c="3"/>// Explicit initial value, just set it</text:p>
      <text:p text:style-name="P18"><text:tab/> <text:s text:c="3"/>be$b( 9 );</text:p>
      <text:p text:style-name="P18"><text:tab/> <text:s text:c="3"/>return;</text:p>
      <text:p text:style-name="P18"><text:tab/> <text:s/>case VOFF$a:</text:p>
      <text:p text:style-name="P18"><text:tab/> <text:s/>case VOFF$w: {</text:p>
      <text:p text:style-name="P18"><text:tab/> <text:s text:c="3"/>// nothing to do</text:p>
      <text:p text:style-name="P18"><text:tab/> <text:s text:c="3"/>return;</text:p>
      <text:p text:style-name="P18"><text:tab/> <text:s/>...</text:p>
      <text:p text:style-name="P18"><text:tab/> <text:s/>case VOFF$f: {</text:p>
      <text:p text:style-name="P18"><text:tab/> <text:s text:c="3"/>//TODO</text:p>
      <text:p text:style-name="P18"><text:tab/> <text:s text:c="3"/>return;</text:p>
      <text:p text:style-name="P18"><text:tab/> <text:s/>}</text:p>
      <text:p text:style-name="P18"><text:tab/>}</text:p>
      <text:p text:style-name="P18"/>
      <text:h text:style-name="Heading_20_2" text:outline-level="2">Unbound Variable</text:h>
      <text:p text:style-name="P1">Within a generated class, and unbound variable is represented by a field and a getters/setter pair (be$b and set$b are as above) –</text:p>
      <text:p text:style-name="P18"><text:soft-page-break/><text:tab/>// var b = 9;</text:p>
      <text:p text:style-name="P18"/>
      <text:p text:style-name="P18"><text:tab/>int $b;</text:p>
      <text:p text:style-name="P18"/>
      <text:p text:style-name="P18"><text:tab/>int get$b() { </text:p>
      <text:p text:style-name="P18"><text:tab/> <text:s/>return $b;</text:p>
      <text:p text:style-name="P18"><text:tab/>}</text:p>
      <text:p text:style-name="P18"/>
      <text:p text:style-name="P18"><text:span text:style-name="T1"><text:tab/></text:span>void invalidate$b(int phase) {</text:p>
      <text:p text:style-name="P18"><text:span text:style-name="T1"><text:tab/> <text:s/></text:span>if (isValidValue$(VOFF$b) ( {</text:p>
      <text:p text:style-name="P18"><text:span text:style-name="T1"><text:tab/> <text:s text:c="3"/></text:span>clearValidValue$(VOFF$b);</text:p>
      <text:p text:style-name="P22"><text:tab/> <text:s text:c="3"/>invalidate$a(phase); <text:s/>// intra-instance dependent – see the bind below</text:p>
      <text:p text:style-name="P18"><text:span text:style-name="T3"><text:tab/> <text:s text:c="3"/></text:span>notifyDependents(VOFF$b, phase); <text:s/>// notify dependencies outside class</text:p>
      <text:p text:style-name="P18"><text:span text:style-name="T3"><text:tab/> <text:s/></text:span><text:span text:style-name="T5">}</text:span></text:p>
      <text:p text:style-name="P18"><text:span text:style-name="T3"><text:tab/></text:span><text:span text:style-name="T5">}</text:span></text:p>
      <text:p text:style-name="P21"/>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18"><text:tab/> <text:s/>case VOFF$b: {</text:p>
      <text:p text:style-name="P18"><text:tab/> <text:s text:c="3"/>// Explicit initial value, just set it</text:p>
      <text:p text:style-name="P18"><text:tab/> <text:s text:c="3"/>be$b( 9 );</text:p>
      <text:p text:style-name="P18"><text:tab/> <text:s text:c="3"/>return;</text:p>
      <text:p text:style-name="P18"/>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18"><text:tab/>// def a = bind b + c</text:p>
      <text:p text:style-name="P18"/>
      <text:p text:style-name="P18"><text:tab/>int $a;</text:p>
      <text:p text:style-name="P18"/>
      <text:p text:style-name="P18"><text:tab/>int get$a() { </text:p>
      <text:p text:style-name="P18"><text:tab/> <text:s/>if ( ! isValidValue$(VOFF$a, INV_PHASE) ) {</text:p>
      <text:p text:style-name="P18"><text:s text:c="10"/>int result = get$b() + get$c(); <text:s/>// compute result</text:p>
      <text:p text:style-name="P18"><text:tab/> <text:s text:c="3"/>be$a( result );</text:p>
      <text:p text:style-name="P18"><text:tab/> <text:s/>}</text:p>
      <text:p text:style-name="P18"><text:tab/> <text:s/>return $a;</text:p>
      <text:p text:style-name="P18"><text:tab/>}</text:p>
      <text:p text:style-name="P18"/>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text:soft-page-break/></text:p>
      <text:p text:style-name="P18"><text:tab/>// def x = bind bar(expr1, expr2)</text:p>
      <text:p text:style-name="P18"/>
      <text:p text:style-name="P18"><text:tab/>float $x;</text:p>
      <text:p text:style-name="P18"><text:tab/> <text:s/></text:p>
      <text:p text:style-name="P18"><text:tab/>float get$x() {</text:p>
      <text:p text:style-name="P18"><text:tab/> <text:s/>if ( ! isValidValue$( VOFF$x, INV_PHASE ) ) {</text:p>
      <text:p text:style-name="P18"><text:tab/> <text:s text:c="3"/>float oldArg1 = $expr1;</text:p>
      <text:p text:style-name="P18"><text:tab/> <text:s text:c="3"/>float oldArg2 = $expr2;</text:p>
      <text:p text:style-name="P18"><text:tab/> <text:s text:c="3"/>float newArg1 = get$expr1();</text:p>
      <text:p text:style-name="P18"><text:tab/> <text:s text:c="3"/>float newArg2 = get$expr2();</text:p>
      <text:p text:style-name="P18"><text:tab/> <text:s text:c="3"/>be$x( (oldArg1 != newArg1 || oldArg2 != newArg2)?</text:p>
      <text:p text:style-name="P18"><text:s text:c="20"/>bar( newArg1, newArg2 )</text:p>
      <text:p text:style-name="P18"><text:s text:c="18"/>: $x );</text:p>
      <text:p text:style-name="P18"><text:s text:c="8"/>}</text:p>
      <text:p text:style-name="P18"><text:tab/> <text:s/>return $x;</text:p>
      <text:p text:style-name="P18"><text:tab/>}</text:p>
      <text:p text:style-name="P18"/>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18"><text:tab/>// def w = bind r.v</text:p>
      <text:p text:style-name="P18"><text:tab/></text:p>
      <text:p text:style-name="P18"><text:tab/>String $w;</text:p>
      <text:p text:style-name="P18"/>
      <text:p text:style-name="P18"><text:tab/>String get$w() {</text:p>
      <text:p text:style-name="P18"><text:tab/> <text:s/>if ( ! isValidValue$( VOFF$w, INV_PHASE ) ) {</text:p>
      <text:p text:style-name="P18"><text:tab/> <text:s text:c="3"/>Baz oldSelector = $r;</text:p>
      <text:p text:style-name="P18"><text:tab/> <text:s text:c="3"/>Baz newSelector = get$r();</text:p>
      <text:p text:style-name="P18"><text:tab/> <text:s text:c="3"/>//if (oldSelector != newSelector) {</text:p>
      <text:p text:style-name="P18"><text:tab/> <text:s text:c="3"/>// <text:s/>if (oldSelector != null) oldSelector.removeDependent$(VOFF$v, this);</text:p>
      <text:p text:style-name="P18"><text:tab/> <text:s text:c="3"/>// <text:s/>if (newSelector != null) newSelector.addDependent$(VOFF$v, this);</text:p>
      <text:p text:style-name="P18"><text:tab/> <text:s text:c="3"/>//}</text:p>
      <text:p text:style-name="P18"><text:tab/> <text:s text:c="3"/>switchDependence$(VOFF$v, oldSelector, newSelector);</text:p>
      <text:p text:style-name="P18"><text:tab/> <text:s text:c="3"/>be$w( (newSelector==null)? “” : newSelector.get$v() );</text:p>
      <text:p text:style-name="P18"><text:tab/> <text:s/>}</text:p>
      <text:p text:style-name="P18"><text:tab/> <text:s/>return $w;</text:p>
      <text:p text:style-name="P18"><text:tab/>}</text:p>
      <text:p text:style-name="P18"/>
      <text:p text:style-name="P18"/>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18"/>
      <text:h text:style-name="Heading_20_2" text:outline-level="2"><text:soft-page-break/>On-Replace</text:h>
      <text:p text:style-name="Text_20_body">Because all sets go through the setter, on-replace can be simply in-lined into the update branch of the setter. <text:s/>On-replace forces eager evaluation – a get is added to the invalidate method to achieve this – it must be called independent of the valid state. <text:s text:c="3"/>In be$ (above), invalidation sequencing is important for this, the <text:s/><text:span text:style-name="T2">TRIGGER_PHASE</text:span><text:span text:style-name="T9"> can't be set valid before that phase's invalidation call (or it will get smashed), but the </text:span><text:span text:style-name="T2">INV_PHASE</text:span><text:span text:style-name="T9"> phase must be set valid, or the bind will be evaluated twice.</text:span></text:p>
      <text:p text:style-name="Text_20_body"/>
      <text:p text:style-name="P18"><text:tab/>// def p = bind blip(x, z) on replace oldVal { println("{oldVal} -&gt; {p}") }</text:p>
      <text:p text:style-name="P18"/>
      <text:p text:style-name="P18"><text:tab/>Blop $p;</text:p>
      <text:p text:style-name="P18"/>
      <text:p text:style-name="P18"><text:tab/>Blop get$p() {</text:p>
      <text:p text:style-name="P18"><text:tab/> <text:s/>if ( ! isValidValue$( VOFF$p, INV_PHASE ) ) {</text:p>
      <text:p text:style-name="P18"><text:tab/> <text:s text:c="3"/>float oldArg1 = $expr1;</text:p>
      <text:p text:style-name="P18"><text:tab/> <text:s text:c="3"/>float oldArg2 = $expr2;</text:p>
      <text:p text:style-name="P18"><text:tab/> <text:s text:c="3"/>float newArg1 = get$x();</text:p>
      <text:p text:style-name="P18"><text:tab/> <text:s text:c="3"/>float newArg2 = get$z();</text:p>
      <text:p text:style-name="P18"><text:tab/> <text:s text:c="3"/>be$p( (oldArg1 != newArg1 || oldArg2 != newArg2)?</text:p>
      <text:p text:style-name="P18"><text:s text:c="20"/>blip( newArg1, newArg2 )</text:p>
      <text:p text:style-name="P18"><text:s text:c="18"/>: $p );</text:p>
      <text:p text:style-name="P18"><text:s text:c="8"/>}</text:p>
      <text:p text:style-name="P18"><text:tab/> <text:s/>return $p;</text:p>
      <text:p text:style-name="P18"><text:tab/>}</text:p>
      <text:p text:style-name="P18"/>
      <text:p text:style-name="P18"/>
      <text:p text:style-name="P18"><text:tab/>void onReplace$p(Blop ov$) {</text:p>
      <text:p text:style-name="P18"><text:tab/> <text:s/>// Trigger body</text:p>
      <text:p text:style-name="P18"><text:tab/> <text:s/>print... // whatever</text:p>
      <text:p text:style-name="P18"><text:tab/>}</text:p>
      <text:p text:style-name="P18"/>
      <text:p text:style-name="P18"><text:tab/>void invalidate$p(Phase phase) {</text:p>
      <text:p text:style-name="P18"><text:span text:style-name="T1"><text:tab/> <text:s/></text:span>if (isValidValue$(VOFF$p, phase) ( {</text:p>
      <text:p text:style-name="P18"><text:tab/> <text:s text:c="3"/>clearValidValue$( VOFF$p, phase );</text:p>
      <text:p text:style-name="P18"><text:tab/> <text:s text:c="3"/>notifyDependents$( VOFF$p, phase );</text:p>
      <text:p text:style-name="P18"><text:tab/> <text:s/>}</text:p>
      <text:p text:style-name="P18"><text:s text:c="8"/>// When there is an on-replace, we always (eager) want</text:p>
      <text:p text:style-name="P18"><text:s text:c="8"/>// to force immediate re-evaluation</text:p>
      <text:p text:style-name="P18"><text:s text:c="8"/>if (phase == TRIGGER_PHASE) {</text:p>
      <text:p text:style-name="P18"><text:tab/> <text:s text:c="3"/>get$p();</text:p>
      <text:p text:style-name="P18"><text:s text:c="8"/>}</text:p>
      <text:p text:style-name="P18"><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text:soft-page-break/>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Note: this currently differs from the direction taken in the implementation]</text:p>
      <text:p text:style-name="Text_20_body"/>
      <text:p text:style-name="P18"><text:tab/>// var d = bind with inverse not r.v</text:p>
      <text:p text:style-name="P18"><text:tab/></text:p>
      <text:p text:style-name="P18"><text:tab/>String $d;</text:p>
      <text:p text:style-name="P18"><text:tab/>Baz $d$r = null;</text:p>
      <text:p text:style-name="P18"/>
      <text:p text:style-name="P18"><text:tab/>String get$d() {</text:p>
      <text:p text:style-name="P18"><text:s/><text:tab/> <text:s/>if (!isValidValue(VOFF$d, INV_PHASE)) { </text:p>
      <text:p text:style-name="P18"><text:s text:c="11"/>final Baz bfx$0tmp = $d$r; </text:p>
      <text:p text:style-name="P18"><text:s text:c="11"/>final Baz bfx$1tmp = get$d$r(); </text:p>
      <text:p text:style-name="P18"><text:s text:c="11"/>FXBase.switchDependence$(this, VOFF$v, bfx$0tmp, bfx$1tmp); </text:p>
      <text:p text:style-name="P18"><text:s text:c="11"/>be$d(get$d$r() != null ? get$d$r().get$v() : null); </text:p>
      <text:p text:style-name="P18"><text:s text:c="9"/>} </text:p>
      <text:p text:style-name="P18"><text:s text:c="9"/>return $d;</text:p>
      <text:p text:style-name="P18"><text:tab/>}</text:p>
      <text:p text:style-name="P18"/>
      <text:p text:style-name="P18"><text:tab/>public Object set$d(final Object varNewValue$) { </text:p>
      <text:p text:style-name="P18"><text:s text:c="9"/>final Object ibfx$0tmp = varNewValue$; </text:p>
      <text:p text:style-name="P18"><text:s text:c="9"/>final Test.B ibfx$1tmp = get$d$r(); </text:p>
      <text:p text:style-name="P18"><text:s text:c="9"/>if (ibfx$1tmp != null) { </text:p>
      <text:p text:style-name="P18"><text:s text:c="12"/>ibfx$1tmp.set$v(ibfx$0tmp); //make bidirectional</text:p>
      <text:p text:style-name="P18"><text:s text:c="9"/>} </text:p>
      <text:p text:style-name="P18"><text:s text:c="9"/>be$d(varNewValue$); </text:p>
      <text:p text:style-name="P18"><text:s text:c="9"/>return $d; </text:p>
      <text:p text:style-name="P18"><text:s text:c="5"/>}</text:p>
      <text:h text:style-name="Heading_20_2" text:outline-level="2">BindingException</text:h>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18">class B { </text:p>
      <text:p text:style-name="P18"><text:s text:c="3"/>var x = 10; </text:p>
      <text:p text:style-name="P18"><text:s text:c="3"/>var y = 10; </text:p>
      <text:p text:style-name="P18"><text:s text:c="3"/>var z = bind y with inverse; </text:p>
      <text:p text:style-name="P18">} </text:p>
      <text:p text:style-name="P18"/>
      <text:p text:style-name="P18">class C extends B { </text:p>
      <text:p text:style-name="P18"><text:s text:c="3"/>override var y = bind x; </text:p>
      <text:p text:style-name="P18">} </text:p>
      <text:p text:style-name="P18"/>
      <text:p text:style-name="P18">C{}</text:p>
      <text:p text:style-name="P18"/>
      <text:p text:style-name="Standard">The same code now succed with the new implementation, as long B.z is never set explicitly (in which case z's setter will call y's setter thus causing a BindingException to be raised).</text:p>
      <text:h text:style-name="Heading_20_2" text:outline-level="2"><text:soft-page-break/>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18"><text:tab/>// var a = bind b + c</text:p>
      <text:p text:style-name="P18"/>
      <text:p text:style-name="P18"><text:tab/>int get$a() { </text:p>
      <text:p text:style-name="P18"><text:tab/> <text:s/>if ( !isValueOverride$(VOFF$a) &amp;&amp; !isValidValue$(VOFF$a) ) {</text:p>
      <text:p text:style-name="P18"><text:s text:c="10"/>int result = get$b() + get$c(); <text:s/>// compute result</text:p>
      <text:p text:style-name="P18"><text:tab/> <text:s text:c="3"/>be$a( result );</text:p>
      <text:p text:style-name="P18"><text:tab/> <text:s/>}</text:p>
      <text:p text:style-name="P18"><text:tab/> <text:s/>return $a;</text:p>
      <text:p text:style-name="P18"><text:tab/>}</text:p>
      <text:p text:style-name="P18"/>
      <text:p text:style-name="P18"><text:tab/>int set$a(int nv$) {</text:p>
      <text:p text:style-name="P18"><text:tab/> <text:s/>// Exception now conditional on value override</text:p>
      <text:p text:style-name="P18"><text:tab/> <text:s/>if ( isValueOverride$(VOFF$a) ) {</text:p>
      <text:p text:style-name="P18"><text:tab/> <text:s text:c="3"/>return be$a(nv$);</text:p>
      <text:p text:style-name="P18"><text:tab/> <text:s/>} else {</text:p>
      <text:p text:style-name="P18"><text:tab/> <text:s text:c="3"/>throw new BindingException(...);</text:p>
      <text:p text:style-name="P18"><text:tab/> <text:s/>}</text:p>
      <text:p text:style-name="P18"><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18"><text:tab/>// Foo {b : 55}</text:p>
      <text:p text:style-name="P18"/>
      <text:p text:style-name="P18"><text:tab/>{</text:p>
      <text:p text:style-name="P18"><text:s text:c="12"/>final Foo jfx$0objlit = new Foo(true);</text:p>
      <text:p text:style-name="P18"><text:s text:c="12"/>final int jfx$2count = jfx$0objlit.count$();</text:p>
      <text:p text:style-name="P18"><text:s text:c="12"/>final int jfx$3off = Foo.VOFF$b;</text:p>
      <text:p text:style-name="P18"><text:s text:c="12"/>for (int jfx$1loop = 0; jfx$1loop &lt; jfx$2count; jfx$1loop += 1) </text:p>
      <text:p text:style-name="P18"><text:s text:c="14"/>if (jfx$1loop == jfx$3off) {</text:p>
      <text:p text:style-name="P18"><text:s text:c="16"/>jfx$0objlit.setValueOverride$(Foo.VOFF$b); </text:p>
      <text:p text:style-name="P18"><text:s text:c="16"/>jfx$0objlit.be$b(55); </text:p>
      <text:p text:style-name="P18"><text:s text:c="14"/>} else </text:p>
      <text:p text:style-name="P18"><text:s text:c="16"/>jfx$0objlit.applyDefaults$(jfx$1loop);</text:p>
      <text:p text:style-name="P18"><text:s text:c="12"/>jfx$0objlit.complete$();</text:p>
      <text:p text:style-name="P18"><text:s text:c="12"/>jfx$0objlit</text:p>
      <text:p text:style-name="P18"><text:s text:c="8"/>}</text:p>
      <text:p text:style-name="Standard"/>
      <text:p text:style-name="Text_20_body">An alternative would be to handle it in the same manner as bound object literal initializers are handled (see below).</text:p>
      <text:h text:style-name="Heading_20_2" text:outline-level="2"><text:soft-page-break/>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18"><text:s text:c="2"/>class X {</text:p>
      <text:p text:style-name="P18"><text:s text:c="4"/>static class X$Script {</text:p>
      <text:p text:style-name="P18"><text:s text:c="6"/>public static int VOFF$a;</text:p>
      <text:p text:style-name="P18"><text:s text:c="6"/>public static int $a;</text:p>
      <text:p text:style-name="P18"><text:s text:c="6"/>public int get$a() {</text:p>
      <text:p text:style-name="P18"><text:s text:c="8"/>return $a;</text:p>
      <text:p text:style-name="P18"><text:s text:c="6"/>}<text:tab/></text:p>
      <text:p text:style-name="P18"><text:s text:c="6"/>…</text:p>
      <text:p text:style-name="P18"><text:s text:c="4"/>}</text:p>
      <text:p text:style-name="P18"><text:s text:c="2"/>}<text:tab/></text:p>
      <text:p text:style-name="P18"/>
      <text:h text:style-name="P41" text:outline-level="1"><text:soft-page-break/>Implementation of bound functions</text:h>
      <text:h text:style-name="Heading_20_2" text:outline-level="2">Background on bound functions</text:h>
      <text:p text:style-name="P6">Functions can be defined with the modifier “bound”. The bound functions can be called from a non-bind context as well as bind context. Calling a bound function in a non-bind context is the same as <text:s text:c="2"/>calling a non-bound function in non-bind context. Calling a bound function in a bind-context is very different. A simple example:</text:p>
      <text:p text:style-name="Code">var k = 3;</text:p>
      <text:p text:style-name="Code">bound function func(x: Integer) { </text:p>
      <text:p text:style-name="Code"><text:s text:c="4"/>return k * x; // “k” from script-level scope is used here</text:p>
      <text:p text:style-name="Code">};</text:p>
      <text:p text:style-name="Code">var arg = 7;</text:p>
      <text:p text:style-name="Code">var bb = bind func(arg); <text:s/>// calling a bound function in bind-context</text:p>
      <text:p text:style-name="Code">println(bb); <text:s/>// prints “ 21” (= 3 * 7)</text:p>
      <text:p text:style-name="Code">k = 2; // changing script level var used inside the bound func “func” </text:p>
      <text:p text:style-name="Code">// bound functions notices change and recomputes result</text:p>
      <text:p text:style-name="Code">println(bb); // prints “14 (= 2 * 7)</text:p>
      <text:p text:style-name="Code">arg = 5; // changing arg passed to bound function</text:p>
      <text:p text:style-name="Code">println(bb); // prints “10 (= 2 * 5);</text:p>
      <text:p text:style-name="P6"/>
      <text:p text:style-name="P6">A bound function's result changes whenever any argument changes or any other variable used within bind function (say a script-level “k” in above example). <text:s/>The binder variable (“bb” in above example) is invalidated whenever bound function's result changes – so that it can fetch the new result. When a non-bound function is called in a bind expression, the function is re-evaluated only for argument changes. It is not re-evaluated for any other non-argument variable changes. </text:p>
      <text:p text:style-name="P6"/>
      <text:p text:style-name="Code">var k = 3;</text:p>
      <text:p text:style-name="Code">/*bound*/ function func(x: Integer) { </text:p>
      <text:p text:style-name="Code"><text:s text:c="4"/>return k * x; // “k” from script-level scope is used here</text:p>
      <text:p text:style-name="Code">};</text:p>
      <text:p text:style-name="Code">var arg = 7;</text:p>
      <text:p text:style-name="Code">var bb = bind func(arg); <text:s/>// calling a bound function in bind-context</text:p>
      <text:p text:style-name="Code">println(bb); <text:s/>// prints “ 21” (= 3 * 7)</text:p>
      <text:p text:style-name="Code">k = 2; // changing script level var used inside the func “func” </text:p>
      <text:p text:style-name="Code">// no change of result</text:p>
      <text:p text:style-name="Code">println(bb); // prints “21”</text:p>
      <text:p text:style-name="Code">arg = 5; // changing arg passed to bound function</text:p>
      <text:p text:style-name="Code">println(bb); // prints “10 (= 2 * 5);</text:p>
      <text:p text:style-name="Code"/>
      <text:p text:style-name="P8"/>
      <text:p text:style-name="P6"><text:span text:style-name="T11">So, <text:s/>unlike a </text:span>non-bound function, a bound function is not called again for argument changes. i.e., bound function is called only once. The bound function must register dependencies on arguments as well as any other variable used in it (like the script level var in example).</text:p>
      <text:p text:style-name="P6">There are restrictions on a bound function body. A bound function can only have (a) zero or more local variables with initialization – which are implicitly “bind” variables and (b) a return expression. No <text:soft-page-break/>expressions other than the variable initializers and the return value are permitted inside a bound function. </text:p>
      <text:h text:style-name="P44" text:outline-level="2">Translation of bound functions</text:h>
      <text:p text:style-name="P6">In the locations world, bound functions were implemented by accepting Location type arguments (IntVariable for above example) and returning a Location type result. When a bound function is invoked within a bind expression, the bound function is passed with Location for each argument. Bound function would register with argument Locations as well as Locations of any other non-argument variable used in it. The binder would register dependency on bound function's return Location.</text:p>
      <text:p text:style-name="P6">With compiled-bind, the equivalent to Location is a FXObject, varNum pair. So, with compiled binds, a bound function parameter is replaced with a FXObject + varNum pair. The return type is modified to be Pointer (com.sun.javafx.runtime.Pointer). A Pointer is a simple data structure that holds a FXObject + varNum pair. Because we cannot return more than one value from a Java method call, we use Pointer for return FXObject+varNum pair for the result. <text:s/>Bound function names are mangled to encode the type of the arguments in the name. The above example function “func” is translated as </text:p>
      <text:p text:style-name="P6"/>
      <text:p text:style-name="P6"><text:s text:c="4"/>public static Pointer func$$bound$int(final FXObject $$boundInstance$x, final int $boundVarNum$x) {...}</text:p>
      <text:p text:style-name="P6"/>
      <text:p text:style-name="P6">This kind of name mangling was done in locations world as well. This is needed so that we can get argument type information from .class files for later compilation.</text:p>
      <text:p text:style-name="P6">Before proceeding on to the bound function implementation details, we may want to look at the implementation of local variable binds and on-replace blocks for local variables. In the compiled-bind world, anything that can participate in bind has to a FXObject and instance variable number pair (FXObject+varNum pair). <text:s/>To translate functions with local variable binds, we use generate a local class that is derived from FXBase. The local variables of the function become instance variables of the local class. This way we can use the FXObject+varNum pair of the local class instance to implement local variable bind and/or on-replace. <text:s/>After attribution of user supplied code, the compiler transforms the FX tree to add local classes for functions with local binds (see JavafxLocalToClass.java). The local variables of a bound function are implicitly bind variables. So we transform a bound function as a function with at least one bind variable – we always have the return expression and so we can introduce a local variable initialized with return expression and return the value of that variable as result. </text:p>
      <text:p text:style-name="P6"/>
      <text:p text:style-name="P6">The above function becomes:</text:p>
      <text:p text:style-name="P23"/>
      <text:p text:style-name="P27">bound function func(x: Integer) { </text:p>
      <text:p text:style-name="P27"><text:s text:c="4"/>var $$bound$result$ = bind k * x; <text:s/>// synthetic local variable</text:p>
      <text:p text:style-name="P27"><text:s text:c="4"/>return $$bound$result; <text:s/>// return the value of return expression variable</text:p>
      <text:p text:style-name="P27">};</text:p>
      <text:p text:style-name="Code"/>
      <text:p text:style-name="P6">When the above function is passed through the local-to-class pass, the compiler will generate a local class for it. At this stage, the transformed FX function tree looks something like:</text:p>
      <text:p text:style-name="P8"/>
      <text:p text:style-name="P27"><text:soft-page-break/>static bound function func(x: Integer) {</text:p>
      <text:p text:style-name="P27"><text:s text:c="8"/>/*synthetic*/ class local_klass2 {</text:p>
      <text:p text:style-name="P27"><text:s text:c="12"/>var x: Integer; <text:s text:c="2"/>// instance field for parameter “x”</text:p>
      <text:p text:style-name="P27"><text:s text:c="12"/>var $$0 <text:s/>= bind access$scriptLevel$t$();</text:p>
      <text:p text:style-name="P27"><text:s text:c="12"/>// instance variable for bound function result</text:p>
      <text:p text:style-name="P27"><text:s text:c="12"/>var $$bound$result$ = bind $$0.k * x; <text:s/></text:p>
      <text:p text:style-name="P27"/>
      <text:p text:style-name="P27"><text:s text:c="12"/>function doit$() {</text:p>
      <text:p text:style-name="P27"><text:s text:c="16"/>// a Pointer for bound function result variable</text:p>
      <text:p text:style-name="P27"><text:s text:c="16"/>variable-initialization-for-$$0;</text:p>
      <text:p text:style-name="P27"><text:s text:c="16"/>variable-initialization-for-$$bound$result$;</text:p>
      <text:p text:style-name="P27"><text:s text:c="16"/>com.sun.javafx.runtime.Pointer.make($$bound$result$)</text:p>
      <text:p text:style-name="P27"><text:s text:c="12"/>}</text:p>
      <text:p text:style-name="P27"><text:s text:c="8"/>}</text:p>
      <text:p text:style-name="P27"><text:s text:c="8"/>local_klass2 {}.doit$()</text:p>
      <text:p text:style-name="P27">}</text:p>
      <text:p text:style-name="Code"/>
      <text:p text:style-name="P6">For each parameter of bound function, a new instance variable is introduced in the local class generated. This variable uses the same name and type as defined by user. Each parameter of the bound function is then replaced by two parameters – an FXObject and a int (varNum). </text:p>
      <text:p text:style-name="P6"/>
      <text:p text:style-name="P6">After translation, then bound function method and it's local class would look like:</text:p>
      <text:p text:style-name="P6"/>
      <text:p text:style-name="P27"><text:s text:c="4"/>public static Pointer func$$bound$int(</text:p>
      <text:p text:style-name="P27"><text:s text:c="24"/>final FXObject $$boundInstance$x, final int $$boundVarNum$x) {</text:p>
      <text:p text:style-name="P27"><text:s text:c="12"/>/*synthetic*/ class local_klass2 extends FXBase implements FXObject {</text:p>
      <text:p text:style-name="P27"><text:s text:c="12"/>... </text:p>
      <text:p text:style-name="P27"><text:s text:c="18"/>public static int VOFF$local_klass2$x;</text:p>
      <text:p text:style-name="P27"><text:s text:c="18"/>public static int VOFF$local_klass2$$$bound$result$; </text:p>
      <text:p text:style-name="P27"><text:s text:c="18"/>public int $local_klass2$x; <text:s/>// represents parameter “x” of bound function </text:p>
      <text:p text:style-name="P27"><text:s text:c="18"/>public int $local_klass2$$$bound$result$; // result of bound function <text:s/>[...]</text:p>
      <text:p text:style-name="P8"><text:s text:c="13"/></text:p>
      <text:p text:style-name="P6">In the update$ of the local class, in addition to usual inter-instance dependency invalidations, we generate update checks for FXObject+varNum parameters. For the above example, update$ looks like:</text:p>
      <text:p text:style-name="P6"/>
      <text:p text:style-name="Code"><text:s/><text:span text:style-name="T10"><text:s text:c="12"/>public void update$(final FXObject instance$, final int varNum$, final int phase$) {</text:span></text:p>
      <text:p text:style-name="P27"><text:s text:c="20"/>// the update may be from a bound function argument </text:p>
      <text:p text:style-name="P27"><text:s text:c="20"/>if (varNum$ == $$boundVarNum$x &amp;&amp; instance$ == $$boundInstance$x) {</text:p>
      <text:p text:style-name="P27"><text:s text:c="24"/>// invalidate the corresponding instance variable of the local class (that represents the</text:p>
      <text:p text:style-name="P27"><text:s text:c="24"/>// this parameter “x”)</text:p>
      <text:p text:style-name="P27"><text:s text:c="24"/>invalidate$local_klass2$x(phase$);</text:p>
      <text:p text:style-name="P27"><text:s text:c="20"/>}</text:p>
      <text:p text:style-name="P27"><text:s text:c="20"/>// ... rest of the update$ code</text:p>
      <text:p text:style-name="P27"/>
      <text:p text:style-name="P6">The return result from bound function is a Pointer for “$$bound$result$ “ field. For the example above, it looks like:</text:p>
      <text:p text:style-name="P27">return Pointer.make(local_klass2.this, local_klass2.VOFF$local_klass2$$$bound$result$, int.class);</text:p>
      <text:p text:style-name="P27"/>
      <text:p text:style-name="Standard">The parameter field values (<text:span text:style-name="T11">$local_klass2$x in the above example) have to be updated from input FXObject+varNum arguments. Getters for parameter fields look like:</text:span></text:p>
      <text:p text:style-name="P24"/>
      <text:p text:style-name="P27"><text:soft-page-break/><text:s text:c="4"/>public int get$local_klass2$x() {</text:p>
      <text:p text:style-name="P27"><text:s text:c="20"/>if (&lt;invalid&gt;) {</text:p>
      <text:p text:style-name="P27"><text:s text:c="24"/>// read current value from FXObject+varNum pair...</text:p>
      <text:p text:style-name="P27"><text:s text:c="24"/>be$(local_klass2.VOFF$local_klass2$x, $$boundInstance$x.get$($$boundVarNum$x));</text:p>
      <text:p text:style-name="P27"><text:s text:c="20"/>} // rest of the code</text:p>
      <text:p text:style-name="P27"><text:s text:c="20"/>return $local_klass2$x;</text:p>
      <text:p text:style-name="P27"><text:s text:c="6"/>}</text:p>
      <text:p text:style-name="P24"/>
      <text:p text:style-name="P24"/>
      <text:p text:style-name="P24">Since bound functions needs notifications of input argument changes, we have to register dependency between the local class instance and argument FXObject+varNum pairs. This is done in local class constructor like:</text:p>
      <text:p text:style-name="P24"/>
      <text:p text:style-name="P24"/>
      <text:p text:style-name="P27"><text:s text:c="8"/>public local_klass2(final boolean dummy) {</text:p>
      <text:p text:style-name="P27"><text:s text:c="20"/>super(dummy);</text:p>
      <text:p text:style-name="P27"><text:s text:c="20"/>$$boundInstance$x.addDependent$($$boundVarNum$x, this);</text:p>
      <text:p text:style-name="P27"><text:s text:c="9"/>}</text:p>
      <text:p text:style-name="P27"/>
      <text:h text:style-name="P45" text:outline-level="2">Bound function call site handling</text:h>
      <text:p text:style-name="P11">Let us consider bound function calls from bound contexts. <text:s/>At the bind call sites, we need to pass FXObject+varNum for each argument expression. <text:s/>That means even when literals are passed as argumens, we may have to store that in some field of a class and pass FXObject+varNum of it. For now, “decompose” pass puts all bind constituents in synthetic fields. Also, we need to handle the Pointer result. At call site of a bound function, we introduce a synthetic Pointer variable to store the result from bound function. </text:p>
      <text:p text:style-name="P11">For the example below:</text:p>
      <text:p text:style-name="P9"/>
      <text:p text:style-name="Code">var k = 3;</text:p>
      <text:p text:style-name="Code">bound function func(x: Integer) {</text:p>
      <text:p text:style-name="Code"><text:s text:c="4"/>return k * x; // “k” from script-level scope is used here</text:p>
      <text:p text:style-name="Code">};</text:p>
      <text:p text:style-name="Code"/>
      <text:p text:style-name="Code">var z = bind func(10);</text:p>
      <text:p text:style-name="P9"/>
      <text:p text:style-name="P12">The translated code would have a Pointer field and a field for “z”.</text:p>
      <text:p text:style-name="P10"/>
      <text:p text:style-name="Code"><text:s text:c="4"/>// field to store Pointer result from bound function “func”</text:p>
      <text:p text:style-name="Code"><text:s text:c="4"/>public static Pointer $$$bound$result$z;</text:p>
      <text:p text:style-name="Code"><text:s text:c="4"/>public static int $z;</text:p>
      <text:p text:style-name="Code"/>
      <text:p text:style-name="P12">The getter for the Pointer field calls the bound function and passes FXObject+varNum for arguments:</text:p>
      <text:p text:style-name="P12"/>
      <text:p text:style-name="Code"><text:span text:style-name="T5"><text:s text:c="4"/></text:span><text:span text:style-name="T12">public static Pointer get$$$bound$result$z() {</text:span></text:p>
      <text:p text:style-name="Code"><text:s text:c="8"/>if (&lt;invalid&gt;) {</text:p>
      <text:p text:style-name="Code"><text:s text:c="12"/>// bound function is called </text:p>
      <text:p text:style-name="Code"><text:s text:c="12"/>// – VOFF$$$1 is offset of synthetic field to store bound func argument “10”</text:p>
      <text:p text:style-name="Code"><text:soft-page-break/><text:s text:c="12"/>be$$$bound$result$z(</text:p>
      <text:p text:style-name="Code"><text:s text:c="19"/>(Pointer)t.func$$bound$int(access$scriptLevel$t$(), t.t$Script.VOFF$$$1));</text:p>
      <text:p text:style-name="Code"><text:s text:c="8"/>}</text:p>
      <text:p text:style-name="Code"><text:s text:c="8"/>return $$$bound$result$z;</text:p>
      <text:p text:style-name="Code"><text:s text:c="4"/>}</text:p>
      <text:p text:style-name="Code"/>
      <text:p text:style-name="P12">The getter for the actual bound function result “z” should read the bound function result from Pointer.get() method. (Recall that Pointer stores a FXObject+varNum pair. The Pointer.get() method reads the value from it's underlying FXObject+varNum). Also, the binder needs to be updated whenever bound function result changes (due to re-evaluation because of argument changes or any other non-argument var changes). So, the getter for “z” would also register dependency on Pointer. This getter is as follows:</text:p>
      <text:p text:style-name="P10"/>
      <text:p text:style-name="Code"><text:s/>public static int get$z() {</text:p>
      <text:p text:style-name="Code"><text:s text:c="8"/>if (&lt;invalid&gt;)) {</text:p>
      <text:p text:style-name="Code"><text:s text:c="12"/>final Pointer ifx$0old = $$$bound$result$z;</text:p>
      <text:p text:style-name="Code"><text:s text:c="12"/>final Pointer ifx$1new = t.get$$$bound$result$z();</text:p>
      <text:p text:style-name="Code"><text:s text:c="12"/>// remove dependency on old Pointer, if any.</text:p>
      <text:p text:style-name="Code"><text:s text:c="12"/>if (ifx$0old != null) ifx$0old.removeDependency(access$scriptLevel$t$());</text:p>
      <text:p text:style-name="Code"><text:s text:c="12"/>if (ifx$1new != null) {</text:p>
      <text:p text:style-name="Code"><text:s text:c="15"/>// read value from Pointer </text:p>
      <text:p text:style-name="Code"><text:s text:c="15"/>be$z((Integer)ifx$1new.get());</text:p>
      <text:p text:style-name="Code"><text:s text:c="15"/>// add dependency on Pointer</text:p>
      <text:p text:style-name="Code"><text:s text:c="16"/>ifx$1new.addDependency(access$scriptLevel$t$());</text:p>
      <text:p text:style-name="Code"><text:s text:c="12"/>} else be$z(0);</text:p>
      <text:p text:style-name="Code"><text:s text:c="8"/>}</text:p>
      <text:p text:style-name="Code"><text:s text:c="8"/>return $z;</text:p>
      <text:p text:style-name="Code"><text:s text:c="4"/>}</text:p>
      <text:p text:style-name="Code"/>
      <text:p text:style-name="P12">And one last change needed in is update$ method of the binder's class. In this example, the script class that contains script var “z”. The update$ should handle updates from Pointer fields in addition to any other updates. <text:s/>The update$ for the example looks like this:</text:p>
      <text:p text:style-name="P12"/>
      <text:p text:style-name="P27"><text:s text:c="8"/>public void update$(final FXObject instance$, final int varNum$, final int phase$) {</text:p>
      <text:p text:style-name="P27"><text:s text:c="12"/>// $$$bound$result$z is synthetic Pointer field associated with “z”</text:p>
      <text:p text:style-name="P27"><text:s text:c="12"/>if ($$$bound$result$z != null &amp;&amp; </text:p>
      <text:p text:style-name="P27"><text:s text:c="16"/>(varNum$ == $$$bound$result$z.getVarNum() &amp;&amp; </text:p>
      <text:p text:style-name="P27"><text:s text:c="16"/>instance$ == $$$bound$result$z.getFXObject())) {</text:p>
      <text:p text:style-name="P27"><text:s text:c="16"/>// the update instance, varNum matches Pointer's FXObject and varNum</text:p>
      <text:p text:style-name="P27"><text:s text:c="16"/>// so invalidate “z” - so that z's getter will notice and read fresh value from Pointer</text:p>
      <text:p text:style-name="P27"><text:s text:c="16"/>// using Pointer.get() method</text:p>
      <text:p text:style-name="P27"><text:s text:c="16"/>invalidate$z(phase$);</text:p>
      <text:p text:style-name="P27"><text:s text:c="9"/>}</text:p>
      <text:p text:style-name="P27"><text:s text:c="9"/>[... rest of the code..]</text:p>
      <text:p text:style-name="P27"><text:s text:c="5"/>}</text:p>
      <text:p text:style-name="P10"/>
      <text:p text:style-name="P15">Note that we need to null check the Pointer field – because the bound function may not be yet have been called and so can contain null. The first call of the bound function will set the value.</text:p>
      <text:h text:style-name="P44" text:outline-level="2"><text:soft-page-break/>Bound function calls from non-bind call sites</text:h>
      <text:p text:style-name="P14">We use the same single bind function implementation for both bind call sites and non-bind call sites. For bind call sites, we can easily pass FXObject+varNum for each arguments. For non-bind call sites, we may not have FXObject+varNum available for every argument expression. Also, since arguments are not going to change, we don't actually need a “proper” FXObject implementation that maintains dependencies etc. We wrap every argument expression with instances of FXConstant (com.sun.javafx.runtime.FXConstant). FXConstant is implementation of FXObject that has a single <text:s/>Object type field. This can be used to wrap any value as an FXObject. Besides, FXConstant ignores all dependency management calls (addDependeny$, removeDependency$ etc) and never issues notifyDependents$ calls. </text:p>
      <text:p text:style-name="P14"/>
      <text:p text:style-name="P14">For the following sample code:</text:p>
      <text:p text:style-name="P14"/>
      <text:p text:style-name="Code">var k = 3;</text:p>
      <text:p text:style-name="Code">bound function func(x: Integer) {</text:p>
      <text:p text:style-name="Code"><text:s text:c="4"/>return k * x; // “k” from script-level scope is used here</text:p>
      <text:p text:style-name="Code">};</text:p>
      <text:p text:style-name="Code">var z = func(10);</text:p>
      <text:p text:style-name="Code"/>
      <text:p text:style-name="P13">the translated bound function call expression looks like:</text:p>
      <text:p text:style-name="P16"/>
      <text:p text:style-name="Code"><text:s text:c="4"/>t.func$$bound$int(FXConstant.make(10), FXConstant.VOFF$value)</text:p>
      <text:p text:style-name="Code"/>
      <text:p text:style-name="Text_20_body">FXConstant.make is a factory method to create FXObject instances that wraps the provided object. <text:s/>$value is the single field of FXConstant that stores the wrapped object.</text:p>
      <text:p text:style-name="P13">Another possible implementation option is to generate two variants of bound functions. For every bound function, we will generate one version for calls from bound contexts and one for calls from non-bound contexts. <text:s/>With the current implementation, we generate one local class and one method . But, for non-bind call sites we pay the price to wrap argument expressions with FXConstant instances. It is expected most bound functions will be called from bind call sites and number of arguments will be small (2 or 3). So, additional dynamic footprint due to FXConstant wrapping is expected to be small. </text:p>
      <text:p text:style-name="P18"><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
      <text:p text:style-name="Code"><text:soft-page-break/>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6">on replace</text:span> oldValue[ firstIndex .. lastIndex ] <text:span text:style-name="T6">=</text:span> newElements <text:span text:style-name="T6">{</text:span> ... <text:span text:style-name="T6">}</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 only in the generated code, there must be mechanisms to expose them to non-bound code – for example, to pass them to functions. <text:s/>SequenceRef will be used to wrap the virtual bound sequence variable – represented by its instance and varNum. <text:s/>Because this underlying virtual value may change, the update mechanism needs a way to save the current value by freezing it with its <text:soft-page-break/>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save() {</text:p>
      <text:p text:style-name="Code"><text:s text:c="6"/>reified = …; // copy from instance X varNum</text:p>
      <text:p text:style-name="Code"><text:s text:c="3"/>}</text:p>
      <text:p text:style-name="Code"/>
      <text:p text:style-name="Code"><text:s text:c="3"/>int size() {</text:p>
      <text:p text:style-name="Code"><text:s text:c="6"/>if (reified != null) </text:p>
      <text:p text:style-name="Code"><text:s text:c="9"/>return reified.size();</text:p>
      <text:p text:style-name="Code"><text:s text:c="6"/>else</text:p>
      <text:p text:style-name="Code"><text:s text:c="9"/>return instance.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get$(varNum, pos);</text:p>
      <text:p text:style-name="Code"><text:s text:c="3"/>}</text:p>
      <text:p text:style-name="Code">}</text:p>
      <text:p text:style-name="Text_20_body"/>
      <text:p text:style-name="Text_20_body">Another needed class is Sequences, which provides static sequence support methods. In addition to providing various conversion and utility methods, it is where all mutative actions on non-bound sequences are performed – including getting, modifying, setting (if needed) and firing invalidation.</text:p>
      <text:p text:style-name="Text_20_body">One approach to this is that it assures a mutable sequence before it starts:</text:p>
      <text:p text:style-name="P28"><text:line-break/><text:span text:style-name="T10">       private static &lt;T&gt; Sequence&lt;? extends T&gt; getMutable(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 else {<text:line-break/>                // This is a reference to a bound sequence from a non-bound context (by assignment or parameter)<text:line-break/>                // Convert to mutable<text:line-break/>                seq == &lt;&lt;ArraySequence copy of sr&gt;&gt;;<text:line-break/></text:span><text:span text:style-name="T10">                instance.be$(varNum, seq);  // replace the sequence in the non-bound context<text:line-break/></text:span><text:soft-page-break/><text:span text:style-name="T10">             }<text:line-break/>          } else if (seq &lt;&lt;is immutable&gt;&gt;) {<text:line-break/>                // Convert to mutable<text:line-break/>                seq == &lt;&lt;ArraySequence copy of seq&gt;&gt;;<text:line-break/>                instance.be$(varNum, seq);  // replace the sequence in the non-bound context<text:line-break/>          }<text:line-break/>          return seq;<text:line-break/>       } </text:span></text:p>
      <text:p text:style-name="Text_20_body"/>
      <text:p text:style-name="Text_20_body">This can be used in a mutation method called by generated code (this for slice assignment, but also used by other mutation methods (including insert, delete, etc):</text:p>
      <text:p text:style-name="P30">     public static &lt;T&gt; void replaceSlice(FXBase instance, int varNum, Sequence&lt;? extends T&gt; newValues, </text:p>
      <text:p text:style-name="P30">     <text:s text:c="56"/>int startPos, int endPos/*exclusive*/) {<text:line-break/>        Sequence&lt;? extends T&gt; seq = <text:span text:style-name="T7">getMutable</text:span>(instance, varNum);<text:line-break/>        int newLen = newValues.size();<text:line-break/>        instance.invalidate$(varNum, startPos, endPos, newLen, INVALIDATION_PHASE);<text:line-break/>        replaceSlice(seq, newValues, startPos, endPos);  // replace the slice in seq <text:line-break/>        instance.invalidate$(varNum, startPos, endPos, newLen, TRIGGER_PHASE);<text:line-break/>    } </text:p>
      <text:p text:style-name="Text_20_body"/>
      <text:p text:style-name="Text_20_body">Note that this gets the slice from the instance, makes it mutable if it isn't (setting the instance variable), makes the modifications, and sends before and after invalidation notifications.</text:p>
      <text:p text:style-name="Text_20_body">The above approach does notifications with a slice that has not been corrected and also converts to mutable in cases where it is not needed. <text:s/>So, alternatively, initially only the check for modification of a bound sequence is done:</text:p>
      <text:p text:style-name="P31">      private static &lt;T&gt; Sequence&lt;? extends T&gt; get(FXObject instance, int varNum) {<text:line-break/>          Sequence&lt;? extends T&gt; seq = instance.get$(varNum); // get sequence var value<text:line-break/>          if (seq instanceof SequenceRef) {<text:line-break/>             // This is a reference to a bound sequence variable<text:line-break/>             SequenceRef&lt;? extends T&gt; sr = (SequenceRef&lt;? extends T&gt;)seq;<text:line-break/>             if (sr.instance == instance &amp;&amp; sr.varNum == varNum) {<text:line-break/>                // This is an attempt to modify a bound sequence<text:line-break/>                throw new BindingException(...);<text:line-break/>             }<text:line-break/>          }<text:line-break/>          return seq;<text:line-break/>       } </text:p>
      <text:p text:style-name="Text_20_body"/>
      <text:p text:style-name="Text_20_body">It is determined if a modification is even needed first:</text:p>
      <text:p text:style-name="P30"><text:s text:c="4"/>public static &lt;T&gt; void replaceSlice(FXBase instance, int varNum, <text:s/>Sequence&lt;? extends T&gt; newValues, </text:p>
      <text:p text:style-name="P30"><text:s text:c="60"/>int startPos, int endPos/*exclusive*/) {</text:p>
      <text:p text:style-name="P30"><text:s text:c="8"/>Sequence&lt;? extends T&gt; seq = get(instance, varNum);</text:p>
      <text:p text:style-name="P30"><text:s text:c="8"/>int oldSize = seq.size();</text:p>
      <text:p text:style-name="P30"><text:s text:c="8"/>if (startPos &lt; 0)</text:p>
      <text:p text:style-name="P30"><text:s text:c="12"/>startPos = 0;</text:p>
      <text:p text:style-name="P30"><text:s text:c="8"/>else if (startPos &gt; oldSize)</text:p>
      <text:p text:style-name="P30"><text:s text:c="12"/>startPos = oldSize;</text:p>
      <text:p text:style-name="P30"><text:s text:c="8"/>if (endPos &gt; oldSize)</text:p>
      <text:p text:style-name="P30"><text:s text:c="12"/>endPos = oldSize;</text:p>
      <text:p text:style-name="P30"><text:s text:c="8"/>else if (endPos &lt; startPos)</text:p>
      <text:p text:style-name="P30"><text:s text:c="12"/>endPos = startPos;</text:p>
      <text:p text:style-name="P30"><text:s text:c="8"/>if (newValues == null ? </text:p>
      <text:p text:style-name="P30"><text:s text:c="18"/>startPos == endPos</text:p>
      <text:p text:style-name="P30"><text:soft-page-break/><text:s text:c="16"/>: sliceEqual(seq, startPos, endPos, newValues)) {</text:p>
      <text:p text:style-name="P30"><text:s text:c="12"/>return seq;</text:p>
      <text:p text:style-name="P30"><text:s text:c="8"/>}</text:p>
      <text:p text:style-name="P30"><text:s text:c="8"/>if (seq &lt;&lt;is immutable&gt;&gt;) {<text:line-break/> <text:s text:c="10"/>// Convert to mutable<text:line-break/> <text:s text:c="10"/>seq == &lt;&lt;ArraySequence copy of seq&gt;&gt;;<text:line-break/> <text:s text:c="10"/>instance.be$(varNum, seq); // replace the sequence in the non-bound context<text:line-break/> <text:s text:c="7"/>}</text:p>
      <text:p text:style-name="P30"><text:s text:c="8"/>int newLen = newValues.size();<text:line-break/> <text:s text:c="7"/>instance.invalidate$(varNum, startPos, endPos, newLen, INVALIDATION_PHASE);<text:line-break/> <text:s text:c="7"/>replaceSlice(seq, newValues, startPos, endPos);  // replace the slice in seq <text:line-break/> <text:s text:c="7"/>instance.invalidate$(varNum, startPos, endPos, newLen, TRIGGER_PHASE); <text:s text:c="2"/>}</text:p>
      <text:p text:style-name="P30"><text:s text:c="5"/>}</text:p>
      <text:h text:style-name="Heading_20_2" text:outline-level="2">Update Methods</text:h>
      <text:p text:style-name="Text_20_body">The three sequence update methods directly parallel the non-sequence versions, but have additional parameters:</text:p>
      <text:p text:style-name="Code"/>
      <text:p text:style-name="Code">notifyDependents$(int varNum, int begin, int end, int newLen, int phase)</text:p>
      <text:p text:style-name="Code">update$(FXObject instance, int varNum, int begin, int end, int newLen, int phase)</text:p>
      <text:p text:style-name="Code">invalidate$xyz(int begin, int end, int newLen, int phase)</text:p>
      <text:p text:style-name="Code"/>
      <text:p text:style-name="Text_20_body">The relationship between them is exactly like the non-sequence methods.<text:span text:style-name="T7"> <text:s/>These are overloaded methods. </text:span><text:s/>Note: for consistency the method is call “invalidate”, however, for sequences, an invalidation mechanism is not used. Non-bound variables (sequence or not) have their actual value, so invalidation does not apply to them. <text:s/>Bound sequences are virtual, implemented as transformation and thus have not underlying cache to invalidate. <text:s/>There is however, a cached SequenceRef used outside the bind that is reified and disconnected on invalidation. <text:s/>And sequence invalidation can trigger invalidation of non-sequence binds (eg, bind seq[k]). <text:s/>The notifyDependents method is used on the invalidating side to notify other class instances that a sequence has changed. <text:s/>The other two are used on the invalidated side. <text:s text:c="2"/>The update method is used to <text:span text:style-name="T7">inverse multiplex these notification to the variable-specific invalidate$xyz methods. <text:s/>As is the case with non-sequences, inter-class update (notifyDependents and 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885142626" text:style-name="L2">
        <text:list-item>
          <text:p text:style-name="P35">varNum indicates the sequence variable that has changed</text:p>
        </text:list-item>
        <text:list-item>
          <text:p text:style-name="P35">begin is the beginning index of the changed slice</text:p>
        </text:list-item>
        <text:list-item>
          <text:p text:style-name="P35">end is the end index of the changed slice</text:p>
        </text:list-item>
        <text:list-item>
          <text:p text:style-name="P35">newLen is the length of the sequence that replaces the slice [begin..end]</text:p>
        </text:list-item>
        <text:list-item>
          <text:p text:style-name="P35">phase is the update phase: INV_PHASE or TRIGGER_PHASE</text:p>
        </text:list-item>
      </text:list>
      <text:h text:style-name="P46" text:outline-level="2">Access Methods</text:h>
      <text:p text:style-name="P7">In addition to the get$xyz and be$xyz methods, a sequence length and element get method are generated for sequence variables. <text:s/>These match the needs of Sequence in general:</text:p>
      <text:p text:style-name="P25"/>
      <text:p text:style-name="P25"><text:soft-page-break/>T get$xyz(int pos)</text:p>
      <text:p text:style-name="P25">int size$xyz()</text:p>
      <text:p text:style-name="P25"/>
      <text:p text:style-name="P7">Additionally, like the other methods which switch to the variable specific method based on the varNum, These match the needs of SequenceRef in particular:</text:p>
      <text:p text:style-name="P25"/>
      <text:p text:style-name="P25">Object get$(int varNum, int pos)</text:p>
      <text:p text:style-name="P25">int size$(int varNum)</text:p>
      <text:h text:style-name="P46" text:outline-level="2">Non-Bound Sequences</text:h>
      <text:p text:style-name="P7">For the variable declaration:</text:p>
      <text:p text:style-name="P25">var seq : Foo[];</text:p>
      <text:p text:style-name="P25"/>
      <text:p text:style-name="P7">A sketch of the generated code follows:</text:p>
      <text:p text:style-name="P25"/>
      <text:p text:style-name="P25">Sequence&lt;? extends Foo&gt; $ seq = TypeInfo.&lt;Foo&gt;getTypeInfo().emptySequence;</text:p>
      <text:p text:style-name="P25"/>
      <text:p text:style-name="P25">Foo get$b(int pos) {</text:p>
      <text:p text:style-name="P25"><text:s text:c="3"/>return $b.get(pos);</text:p>
      <text:p text:style-name="P25">}</text:p>
      <text:p text:style-name="P25"/>
      <text:p text:style-name="P25">int size$seq() {</text:p>
      <text:p text:style-name="P25"><text:s text:c="3"/>return $seq .size();</text:p>
      <text:p text:style-name="P25">}</text:p>
      <text:p text:style-name="P25"/>
      <text:p text:style-name="P25">Sequence&lt;? extends Foo&gt; get$seq() {</text:p>
      <text:p text:style-name="P25"><text:s text:c="3"/>return $seq;</text:p>
      <text:p text:style-name="P25">}</text:p>
      <text:p text:style-name="P25"/>
      <text:p text:style-name="P25">Sequence&lt;? extends Foo&gt; be$seq(Sequence&lt;? extends Foo&gt; nv) {</text:p>
      <text:p text:style-name="P25"><text:s text:c="3"/>return $seq = nv;</text:p>
      <text:p text:style-name="P25">}</text:p>
      <text:p text:style-name="P29"/>
      <text:p text:style-name="P25"/>
      <text:p text:style-name="P7">This is sufficient since all actions on a sequence are supported. <text:s/>Mutative actions are represented as slice replacement. <text:s/>This work (sequence modification and invalidate$ calls) is all handled by static methods on Sequences. Note that, unlike non-sequences, be$ is not responsible for update handling and simply sets the value – since it is only used by Sequences methods via varNum only a varNum version is actually needed (see below). <text:s/></text:p>
      <text:p text:style-name="P7">For example, insertion:</text:p>
      <text:p text:style-name="P25">insert blah into seq;</text:p>
      <text:p text:style-name="P25"/>
      <text:p text:style-name="P7">Becomes:</text:p>
      <text:p text:style-name="P25">Sequences.insert(this, VOFF$seq, blah);</text:p>
      <text:p text:style-name="P7"/>
      <text:p text:style-name="P7"><text:soft-page-break/>Even assign:</text:p>
      <text:p text:style-name="P25">seq = b2;</text:p>
      <text:p text:style-name="P25"/>
      <text:p text:style-name="P7">Becomes:</text:p>
      <text:p text:style-name="P25">Sequences.set(this, VOFF$seq, b2);</text:p>
      <text:p text:style-name="P7"/>
      <text:p text:style-name="P7">So, no set$ method is generated. <text:s/></text:p>
      <text:p text:style-name="P7"/>
      <text:p text:style-name="P7">The methods in Sequences propagate update information through the invalidate method:</text:p>
      <text:p text:style-name="P7"/>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Code">void onReplace$seq(int begin, int end, int newLen) {</text:p>
      <text:p text:style-name="Code"><text:span text:style-name="T5"><text:s text:c="8"/></text:span>// Trigger body, if any</text:p>
      <text:p text:style-name="Code">}</text:p>
      <text:p text:style-name="P18"/>
      <text:p text:style-name="Text_20_body">Note: unlike non-sequences, on-replace is triggered directly by invalidation. <text:s/>This leaves the cases where false-positive invalidations are sent up to Sequences to determine – the previous implementation sent false-positive sequence on-replace in some case. <text:s/>And this will be an optimization tuning choice.</text:p>
      <text:p text:style-name="Text_20_body">Because the Sequences implementation works off instance X varNum pairs, it must have access to the sequence via varNum versions of these:</text:p>
      <text:list xml:id="list1893052010" text:style-name="L3">
        <text:list-item>
          <text:p text:style-name="P36">get$(varNum)</text:p>
        </text:list-item>
        <text:list-item>
          <text:p text:style-name="P36">get$(varNum, int)</text:p>
        </text:list-item>
        <text:list-item>
          <text:p text:style-name="P36">size$(varNum)</text:p>
        </text:list-item>
        <text:list-item>
          <text:p text:style-name="P36">be$(varNum)</text:p>
        </text:list-item>
        <text:list-item>
          <text:p text:style-name="P36">invalidate$(varNum, int begin, int end, int newLen, phase)</text:p>
        </text:list-item>
      </text:list>
      <text:h text:style-name="P46" text:outline-level="2">Bound Sequences</text:h>
      <text:p text:style-name="Text_20_body">Bound sequence support builds on the above. <text:s/>The get element and size accessors are computed for each sequence creation form. <text:s/>The be$ and set$ methods are unneeded for bound sequences. The getter, for passing to non-bound contexts, returns the SequenceRef:</text:p>
      <text:p text:style-name="Code">Sequence&lt;T&gt; get$seq() { <text:line-break/> <text:s text:c="2"/>if ($seq == null) <text:s/>{<text:line-break/><text:soft-page-break/> <text:s text:c="5"/>$seq = new SequenceRef(&lt;&lt;typeinfo T&gt;&gt;, this, VOFF$seq); <text:line-break/> <text:s text:c="2"/>} </text:p>
      <text:p text:style-name="Code"><text:s text:c="3"/>return $seq; <text:line-break/>}</text:p>
      <text:p text:style-name="Text_20_body"/>
      <text:p text:style-name="Text_20_body">Note there is no field representing the sequence itself – so, the field of that name is used to cache the (normally null) SequenceRef.</text:p>
      <text:p text:style-name="Text_20_body">Invalidate, like the non-bound form, invalidates dependents (intra-instance and inter-instance), calls on-replace, but also must reset the cached SequenceRef:</text:p>
      <text:p text:style-name="Code">void invalidate$seq(int begin, int end, int newLen, int phase) <text:s/>{</text:p>
      <text:p text:style-name="Code"><text:s text:c="3"/>… // invalidate any in-instance dependents</text:p>
      <text:p text:style-name="Code"/>
      <text:p text:style-name="Code"><text:s text:c="3"/>notifyDependents$(VOFF$seq, begin, end, newLen, phase);</text:p>
      <text:p text:style-name="Code"/>
      <text:p text:style-name="Code"><text:s text:c="3"/>if ($seq != null) {</text:p>
      <text:p text:style-name="Code"><text:s text:c="6"/>$seq.save();</text:p>
      <text:p text:style-name="Code"><text:s text:c="6"/>$seq = null;</text:p>
      <text:p text:style-name="Code"><text:s text:c="3"/>}</text:p>
      <text:p text:style-name="Code"><text:s text:c="2"/></text:p>
      <text:p text:style-name="Code"><text:s text:c="3"/>if (phase == TRIGGER_PHASE) {</text:p>
      <text:p text:style-name="Code"><text:s text:c="6"/>onReplace$seq(begin, end, newLen);</text:p>
      <text:p text:style-name="Code"><text:s text:c="3"/>}</text:p>
      <text:p text:style-name="Code">}</text:p>
      <text:p text:style-name="Code"/>
      <text:p text:style-name="Text_20_body">Let's start simple:</text:p>
      <text:h text:style-name="Heading_20_3" text:outline-level="3">Bound Range Sequence</text:h>
      <text:p text:style-name="Code"/>
      <text:p text:style-name="Code">def range = bind [rb .. re]</text:p>
      <text:p text:style-name="Text_20_body"/>
      <text:p text:style-name="Text_20_body">The range begin and end are factored out into private synthetic bound variables of bind implementation (similar to what is done for dependents of bound non-sequences):</text:p>
      <text:p text:style-name="Code">int $rb;</text:p>
      <text:p text:style-name="Code">int $re;</text:p>
      <text:p text:style-name="Code"/>
      <text:p text:style-name="Text_20_body">The dependency information for $rb and $re generated in the normal way. <text:s/>But the accessor methods are simplified. there is no need for be$, set$, or onReplace$ – and the get$ method is simply the expression calculation returned – without flag checks or be$ calls – this is important because of two phase usage (see <text:span text:style-name="T7">invalidate$rb</text:span>() below) where the getter is called twice before the value is set. </text:p>
      <text:p text:style-name="P25">int get$rb() {</text:p>
      <text:p text:style-name="P25"><text:s text:c="3"/>return get$x() + get$y(); // for example if it was [(x+y)..</text:p>
      <text:p text:style-name="P25">}</text:p>
      <text:p text:style-name="Code"/>
      <text:p text:style-name="Text_20_body">The sequence size also gets a (normal) synthetic bound variable – this variable not only caches the sequence size but also the first access fires sequence initialization. <text:s/>The sequence accessors are simply <text:soft-page-break/>computed from the range ends:</text:p>
      <text:p text:style-name="P25">int get$range(int pos) {</text:p>
      <text:p text:style-name="P25"><text:s text:c="3"/>return (pos &gt;= 0 &amp;&amp; pos &lt; get$rsize())? pos + $rb : 0;</text:p>
      <text:p text:style-name="P25">}</text:p>
      <text:p text:style-name="P25"/>
      <text:p text:style-name="P25">int size$range() {</text:p>
      <text:p text:style-name="P25"><text:s text:c="3"/>return get$rsize();</text:p>
      <text:p text:style-name="P25">}</text:p>
      <text:p text:style-name="P25"/>
      <text:p text:style-name="P7">Sequence invalidation is generated only for on-replace and bound expressions dependent on this bound sequence variable. <text:s/>Sequence invalidation is not needed or used by the bound sequence implementation. <text:s/></text:p>
      <text:p text:style-name="P7">Sequence invalidation is implemented by transformation of the invalidation of the range ends:</text:p>
      <text:p text:style-name="P25">void invalidate$rb(int phase) {</text:p>
      <text:p text:style-name="P25"><text:s text:c="3"/>int before = $rb;</text:p>
      <text:p text:style-name="P25"><text:s text:c="3"/>int after = get$rb();</text:p>
      <text:p text:style-name="P25"><text:s text:c="3"/>if (phase == TRIGGER_PHASE) {</text:p>
      <text:p text:style-name="P25"><text:s text:c="6"/>// old vs new delta done, set the new value for use the next time around</text:p>
      <text:p text:style-name="P25"><text:s text:c="6"/>$rb = after;</text:p>
      <text:p text:style-name="P25"><text:s text:c="3"/>}</text:p>
      <text:p text:style-name="P25"><text:s text:c="3"/>if (after &gt; before) {</text:p>
      <text:p text:style-name="P25"><text:s text:c="6"/>invalidate$range(0, min(after, $re) - before, 0, phase);</text:p>
      <text:p text:style-name="P25"><text:s text:c="3"/>} else if (after &lt; before) {</text:p>
      <text:p text:style-name="P25"><text:s text:c="6"/>invalidate$range(0, -1, before-after, phase);</text:p>
      <text:p text:style-name="P25"><text:s text:c="3"/>}</text:p>
      <text:p text:style-name="P25">}</text:p>
      <text:p text:style-name="Text_20_body"><text:s/></text:p>
      <text:p text:style-name="Text_20_body">This is for conceptual presentation. <text:s/>For all the gritty details, see the code. <text:s text:c="10"/></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25">float get$explicit(int pos) {</text:p>
      <text:p text:style-name="P25"><text:s text:c="3"/>switch (pos) {</text:p>
      <text:p text:style-name="P25"><text:s text:c="3"/>case 0:</text:p>
      <text:p text:style-name="P25"><text:s text:c="6"/>return $x;</text:p>
      <text:p text:style-name="P25"><text:s text:c="3"/>case 1:</text:p>
      <text:p text:style-name="P25"><text:s text:c="6"/>return $y;</text:p>
      <text:p text:style-name="P25"><text:soft-page-break/><text:s text:c="3"/>case 2:</text:p>
      <text:p text:style-name="P25"><text:s text:c="6"/>return $z;</text:p>
      <text:p text:style-name="P25"><text:s text:c="3"/>default:</text:p>
      <text:p text:style-name="P25"><text:s text:c="6"/>return 0.0f;</text:p>
      <text:p text:style-name="P25">}</text:p>
      <text:p text:style-name="P25"/>
      <text:p text:style-name="P25">int size$explicit() {</text:p>
      <text:p text:style-name="P25"><text:s text:c="3"/>return 3;</text:p>
      <text:p text:style-name="P25">}</text:p>
      <text:p text:style-name="P25"/>
      <text:p text:style-name="P25">void invalidate$x(int phase) {</text:p>
      <text:p text:style-name="P25"><text:s text:c="3"/>invalidate$explicit(0, 0, 1, phase);</text:p>
      <text:p text:style-name="P25">}</text:p>
      <text:p text:style-name="P25"/>
      <text:p text:style-name="P25">void invalidate$y(int phase) {</text:p>
      <text:p text:style-name="P25"><text:s text:c="3"/>invalidate$explicit(1, 1, 1, phase);</text:p>
      <text:p text:style-name="P25">}</text:p>
      <text:p text:style-name="P25"/>
      <text:p text:style-name="P25">void invalidate$z(int phase) {</text:p>
      <text:p text:style-name="P25"><text:s text:c="3"/>invalidate$explicit(2, 2, 1, phase);</text:p>
      <text:p text:style-name="P25">}</text:p>
      <text:p text:style-name="Text_20_body"/>
      <text:h text:style-name="Heading_20_3" text:outline-level="3"/>
      <text:h text:style-name="P43" text:outline-level="3">Bound Explicit Sequence (of Sequences)</text:h>
      <text:p text:style-name="Code"/>
      <text:p text:style-name="Code">def bess = bind [s1, s2, s3];</text:p>
      <text:p text:style-name="Code"/>
      <text:p text:style-name="Text_20_body">Here the complexity is in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25">Bar get$bess(int pos) {</text:p>
      <text:p text:style-name="P25"><text:s text:c="3"/>int start = 0;</text:p>
      <text:p text:style-name="P25"><text:s text:c="3"/>int next = size$s1();</text:p>
      <text:p text:style-name="P25"><text:s text:c="3"/>if (pos &lt; next) {</text:p>
      <text:p text:style-name="P25"><text:s text:c="6"/>return get$s1(pos – start);</text:p>
      <text:p text:style-name="P25"><text:s text:c="3"/>}</text:p>
      <text:p text:style-name="P25"><text:s text:c="3"/>start = next;</text:p>
      <text:p text:style-name="P25"><text:s text:c="3"/>next += size$s2();</text:p>
      <text:p text:style-name="P25"><text:s text:c="3"/>if (pos &lt; next) {</text:p>
      <text:p text:style-name="P25"><text:s text:c="6"/>return get$s2(pos – start);</text:p>
      <text:p text:style-name="P25"><text:s text:c="3"/>}</text:p>
      <text:p text:style-name="P25"><text:s text:c="3"/>start = next;</text:p>
      <text:p text:style-name="P25"><text:s text:c="3"/>next += size$s3();</text:p>
      <text:p text:style-name="P25"><text:s text:c="3"/>if (pos &lt; next) {</text:p>
      <text:p text:style-name="P25"><text:s text:c="6"/>return get$s3(pos – start);</text:p>
      <text:p text:style-name="P25"><text:s text:c="3"/>}</text:p>
      <text:p text:style-name="P25"><text:s text:c="3"/>return null;</text:p>
      <text:p text:style-name="P25">}</text:p>
      <text:p text:style-name="P25"/>
      <text:p text:style-name="P25">int size$bess() {</text:p>
      <text:p text:style-name="P25"><text:s text:c="3"/>return size$s1() + size$s2() + size$s3();</text:p>
      <text:p text:style-name="P25">}</text:p>
      <text:p text:style-name="P25"/>
      <text:p text:style-name="P25">void invalidate$s1(int begin, int end, int newLen, int phase) {</text:p>
      <text:p text:style-name="P25"><text:s text:c="3"/>int start = 0;</text:p>
      <text:p text:style-name="P25"><text:s text:c="3"/>invalidate$bess(start+begin, start+end, newLen, phase);</text:p>
      <text:p text:style-name="P25">}</text:p>
      <text:p text:style-name="P25"/>
      <text:p text:style-name="P25">void invalidate$s2(int begin, int end, int newLen, int phase) {</text:p>
      <text:p text:style-name="P25"><text:s text:c="3"/>int start = size$s1();</text:p>
      <text:p text:style-name="P25"><text:s text:c="3"/>invalidate$bess(start+begin, start+end, newLen, phase);</text:p>
      <text:p text:style-name="P25">}</text:p>
      <text:p text:style-name="P25"/>
      <text:p text:style-name="P25">void invalidate$s3(int begin, int end, int newLen, int phase) {</text:p>
      <text:p text:style-name="P25"><text:s text:c="3"/>int start = size$s1() + size$s2();</text:p>
      <text:p text:style-name="P25"><text:s text:c="3"/>invalidate$bess(start+begin, start+end, newLen, phase);</text:p>
      <text:p text:style-name="P25">}</text:p>
      <text:p text:style-name="P25"/>
      <text:p text:style-name="P25"><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25">Baz get$blice(int pos) {</text:p>
      <text:p text:style-name="P25"><text:s text:c="3"/>if (pos &lt; 0 || pos &gt; ($lb - $le)) {</text:p>
      <text:p text:style-name="P25"><text:s text:c="6"/>return null;</text:p>
      <text:p text:style-name="P25"><text:s text:c="3"/>}</text:p>
      <text:p text:style-name="P25"><text:s text:c="3"/>return get$q($lb + pos);</text:p>
      <text:p text:style-name="P25">}</text:p>
      <text:p text:style-name="P25"/>
      <text:p text:style-name="P25">int size$blice() {</text:p>
      <text:p text:style-name="P25"><text:s text:c="3"/>return max(0, min($le, size$q()) - max(0, $lb));</text:p>
      <text:p text:style-name="P25">}</text:p>
      <text:p text:style-name="P25"/>
      <text:p text:style-name="P25">void invalidate$lb(int phase) {</text:p>
      <text:p text:style-name="P25"><text:s text:c="3"/>int before = $lb;</text:p>
      <text:p text:style-name="P25"><text:s text:c="3"/>int after = get$lb();</text:p>
      <text:p text:style-name="P25"><text:s text:c="3"/>if (after &gt; before) {</text:p>
      <text:p text:style-name="P25"><text:s text:c="6"/>invalidate$blice(....); //TODO</text:p>
      <text:p text:style-name="P25"><text:s text:c="3"/>} else if (after &lt; before) {</text:p>
      <text:p text:style-name="P25"><text:s text:c="6"/>invalidate$blice(...); //TODO</text:p>
      <text:p text:style-name="P25"><text:s text:c="3"/>}</text:p>
      <text:p text:style-name="P25">}</text:p>
      <text:p text:style-name="P25"/>
      <text:p text:style-name="P25">void invalidate$le(int phase) {</text:p>
      <text:p text:style-name="P25"><text:s text:c="3"/>int before = $le;</text:p>
      <text:p text:style-name="P25"><text:s text:c="3"/>int after = get$le();</text:p>
      <text:p text:style-name="P25"><text:s text:c="3"/>if (after &gt; before) {</text:p>
      <text:p text:style-name="P25"><text:s text:c="6"/>invalidate$blice(....); //TODO</text:p>
      <text:p text:style-name="P25"><text:s text:c="3"/>} else if (after &lt; before) {</text:p>
      <text:p text:style-name="P25"><text:s text:c="6"/>invalidate$blice(....); //TODO</text:p>
      <text:p text:style-name="P25"><text:s text:c="3"/>}</text:p>
      <text:p text:style-name="P25">}</text:p>
      <text:p text:style-name="P25"/>
      <text:p text:style-name="P25">void invalidate$q(int begin, int end, int newLen, int phase) {</text:p>
      <text:p text:style-name="P25"><text:s text:c="3"/>invalidate$blice(....); //TODO</text:p>
      <text:p text:style-name="P25"><text:soft-page-break/>}</text:p>
      <text:p text:style-name="P25"/>
      <text:h text:style-name="Heading_20_3" text:outline-level="3">Bound Sequence Element</text:h>
      <text:p text:style-name="Code"/>
      <text:p text:style-name="Code">var elem = bind w[k]</text:p>
      <text:p text:style-name="Code"/>
      <text:p text:style-name="Text_20_body">Generates non-bound boiler-plate, plus:</text:p>
      <text:p text:style-name="P25">Blah get$elem() {</text:p>
      <text:p text:style-name="P25"><text:s text:c="3"/>if (!isValidValue$(VOFF$elem)) {</text:p>
      <text:p text:style-name="P25"><text:s text:c="6"/>be$elem(get$w(get$k()));</text:p>
      <text:p text:style-name="P25"><text:s text:c="3"/>}</text:p>
      <text:p text:style-name="P25"><text:s text:c="3"/>return $elem;</text:p>
      <text:p text:style-name="P25">}</text:p>
      <text:p text:style-name="P25"/>
      <text:p text:style-name="Code">void invalidate$k() {</text:p>
      <text:p text:style-name="Code"><text:s text:c="3"/>invalidate$elem();</text:p>
      <text:p text:style-name="Code">}</text:p>
      <text:p text:style-name="Code"/>
      <text:p text:style-name="Code">void invalidate$w(<text:span text:style-name="T7">int begin, int end, int newLen) {</text:span></text:p>
      <text:p text:style-name="P25"><text:s text:c="3"/>if ($k &gt;= begin &amp;&amp; ($k &lt; end || (end – begin) != newLen)) {</text:p>
      <text:p text:style-name="P25"><text:s text:c="6"/>invalidate$elem();</text:p>
      <text:p text:style-name="P25"><text:s text:c="3"/>}</text:p>
      <text:p text:style-name="P25">}</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25"/>
      <text:p text:style-name="P25">int get$sbf(int pos) {</text:p>
      <text:p text:style-name="P25"><text:s text:c="3"/>if (pos &lt; 0 || pos &gt;= size$sbf()) {</text:p>
      <text:p text:style-name="P25"><text:s text:c="6"/>return 0;</text:p>
      <text:p text:style-name="P25"><text:s text:c="3"/>}</text:p>
      <text:p text:style-name="P25"><text:s text:c="3"/>return get$sst(pos) * 2;;</text:p>
      <text:p text:style-name="P25">}</text:p>
      <text:p text:style-name="P25"/>
      <text:p text:style-name="P25">int size$sbf() {</text:p>
      <text:p text:style-name="P25"><text:s text:c="3"/>return size$sst();</text:p>
      <text:p text:style-name="P25">}</text:p>
      <text:p text:style-name="Code"/>
      <text:p text:style-name="Code">void invalidate$sst(<text:span text:style-name="T7">int begin, int end, int newLen) {</text:span></text:p>
      <text:p text:style-name="P25"><text:s text:c="3"/>invalidate$sbf(begin, end, newLen);</text:p>
      <text:p text:style-name="P25">}</text:p>
      <text:p text:style-name="P25"/>
      <text:p text:style-name="Code"><text:soft-page-break/></text:p>
      <text:h text:style-name="Heading_20_3" text:outline-level="3">Bound For-Expression (General)</text:h>
      <text:p text:style-name="Code"/>
      <text:p text:style-name="Text_20_body">In the general case the for-expression body is nullable or a sequence; or there are bound variables defined within the body; or there are dependencies on indexof. <text:s/>An example:</text:p>
      <text:p text:style-name="Code">def bf = bind for (iv in st) { </text:p>
      <text:p text:style-name="Code"><text:s text:c="3"/>def vv = zorp(indexof iv);</text:p>
      <text:p text:style-name="Code"><text:s text:c="3"/>foo(iv, ext, vv) </text:p>
      <text:p text:style-name="Code">}</text:p>
      <text:p text:style-name="Code"/>
      <text:p text:style-name="Text_20_body">First, we assume that the sequence expression st is replaced by a helper variable tst, where:</text:p>
      <text:p text:style-name="Code">def tst = bind st;</text:p>
      <text:p text:style-name="Code"/>
      <text:p text:style-name="Text_20_body">The translation of the for “body” is similar to that <text:s/>of bound functions: The compiler creates a helper class for the body, and evaluating the body creates an instance of the helper object; dependencies trigger updates in <text:s/>variables of the helper object. <text:s/>Specifically, the for body in the above example is translated as if it were the following JavaFX code:</text:p>
      <text:p text:style-name="Code"/>
      <text:p text:style-name="Code">class bf$ForPart extends BoundForPart {</text:p>
      <text:p text:style-name="Code"><text:s text:c="4"/>var $indexof$iv : Integer;</text:p>
      <text:p text:style-name="Code"><text:s text:c="4"/>function adjustIndex(delta:Integer) { $indexof$iv += delta; }</text:p>
      <text:p text:style-name="Code"><text:s text:c="4"/>def iv = bind tst[$indexof$iv]; // may need special-casing</text:p>
      <text:p text:style-name="Code"><text:s text:c="4"/>def vv = bind zorp($indexof$iv);</text:p>
      <text:p text:style-name="Code"><text:s text:c="4"/>def result = bind foo(iv, ext, vv)</text:p>
      <text:p text:style-name="Code">}</text:p>
      <text:p text:style-name="P28"/>
      <text:p text:style-name="Text_20_body">Note that any body variables become bound instance variables and that references to “indexof iv” become references to the instance variable $indexof$iv.</text:p>
      <text:p text:style-name="Text_20_body">The translation of the whole for is a combination of compiler translation, plus library code. For each element in the input sequence st (or equivalently tst) we get an instance of <text:s/>bf$ForPart; the value of the result sequence bf is the concatenation of the result fields of the bf$ForPart instances.</text:p>
      <text:p text:style-name="Text_20_body">The library class BoundForHelper manages this “virtual concatenation”: There is offset array which has the same length as the input tst sequence. This offset array contains the cumulated size of the corresponding result values, such as the j'th element is the size of all the results from 0 through j, inclusive. Evaluating bf[i] is then a simple matter of searching the offset array to find the corresponding bf$ForPart, adjusting i, and then indexing into the corresponding part's result. The search can be made fast by either using binary search, or caching the previous lookup, or both. Specifically, we cache the last index requested and the corresponding bf$ForPart (or rather the index into an array of bf$ForPart references). Generally, sequence access is sequential, so caching should work well. Binary search has not been implemented, but should be straight-forward.</text:p>
      <text:p text:style-name="Text_20_body">(The offset array actually uses a gap buffer to allow for insertions and deletions resulting from corresponding insertions and deletions in tst, but that doesn't affect the compiler-runtime interface.)</text:p>
      <text:p text:style-name="Text_20_body">So what we generate for the for (ignoring for now notification and dependencies) is a BoundForHelper object. <text:s/>This has a callback method makeForPart$ for creating ForPart objects when needed – i.e. when <text:soft-page-break/>new elements are inserted into the input tst sequence. Then we just indirect get$ and size$ requests to the helper object. <text:s/>Thus:</text:p>
      <text:p text:style-name="Code">bf$helper = new BoundForHelper&lt;T&gt;(dependsOnIndex) {</text:p>
      <text:p text:style-name="Code"><text:s text:c="4"/>public ForPart <text:s/>makeForPart$(int index$) {</text:p>
      <text:p text:style-name="Code"><text:s text:c="8"/>class bf$ForPart { ... as above ... };</text:p>
      <text:p text:style-name="Code"><text:s text:c="8"/>return new <text:s/>bf$ForPart { $indexof$iv: index$ }</text:p>
      <text:p text:style-name="Code"><text:s text:c="4"/>}</text:p>
      <text:p text:style-name="Code">};</text:p>
      <text:p text:style-name="Code">public T get$bf(int pos$) {</text:p>
      <text:p text:style-name="Code"><text:s text:c="4"/>return bf$helper,get(pos$);</text:p>
      <text:p text:style-name="Code">}</text:p>
      <text:p text:style-name="Code">public size$bf() {</text:p>
      <text:p text:style-name="Code"><text:s text:c="4"/>return bf$helper.size();</text:p>
      <text:p text:style-name="Code">}</text:p>
      <text:p text:style-name="Text_20_body"/>
      <text:p text:style-name="Text_20_body">The dependsOnIndex parameter must be true if the for body depends on indexof; if it is false then <text:s/>BoundForHelper can do certain optimizations, as discussed below.</text:p>
      <text:p text:style-name="Text_20_body">Handling dependencies:</text:p>
      <text:p text:style-name="Text_20_body">The dependency on external variables (such as ext in the example) should hopefully be handled automatically, as the <text:s/>bf$ForPart is translated.</text:p>
      <text:p text:style-name="Text_20_body">The interesting dependency is on tst. <text:s/>Most of the work is handled by the BoundForHelper class:</text:p>
      <text:p text:style-name="Code">void invalidate$tst(int begin, int end, int newLen, int phase) {</text:p>
      <text:p text:style-name="Code"><text:s text:c="4"/>if (phase == ???)</text:p>
      <text:p text:style-name="Code"><text:s text:c="8"/>bf$helper.replaceParts(begin, end, newLen);</text:p>
      <text:p text:style-name="Code">}</text:p>
      <text:p text:style-name="P28"/>
      <text:p text:style-name="Text_20_body">The replaceParts library method calls makeForPart$ for new (inserted) elements. <text:s/>It updates the arrays of offsets and the arrays of ForPart values, discarding deleted elements. For existing elements that come after the replacement slice the indexof values need to be modified (but only if dependsOnIndex is true); to handle that replaceParts calls adjustIndex on those ForParts, which adjusts the $indexof$iv, which may trigger other re-calculation, using the normal dependency mechanism.</text:p>
      <text:p text:style-name="Text_20_body">It would be useful to optimize single-element replace so that we update the existing ForPart, rather than discarding and then allocating a new one. This is the case where end=begin+1 &amp;&amp; newLen==1. (More generall, we can re-use existing ForParts in the range [begin..&lt;min(end, begin+newLen)].) For that we need a call-back so can update the iv iteration variable in existing ForPart objects. But note we need to be careful about invalidating iv due of changes in the sequence tst: We only want to do that when the element matching the current $indexof$iv changes. That may or may not happen automatically, depending on how bound sequence element is implemented.</text:p>
      <text:p text:style-name="Text_20_body">Finally, we need to handle out-going dependencies – i.e. triggers and other dependencies on the bf variable. There are two sources: When the input sequence changes, then we need the corresponding invalidate in the result sequences. <text:s/>This is easy to calculate by using the offsets table, though we need to use old (pre-update) offsets, combined with the cumulated lengths of the inserted results. <text:s text:c="2"/>The second kind of change is when there is an internal change in a single ForPart – in the case it is also easy to calculate the resulting output slice. With some care it might be possible to combine these two kinds of dependencies, but it is not yet clear how. There are also some complications setting up the correct <text:soft-page-break/>invalidation calls (i.e. probably needing special-case code) because the BoundForHelper object is like a proxy for the result sequence, but it's not like a regular variable.</text:p>
      <text:h text:style-name="P42" text:outline-level="3">Bound Member Select</text:h>
      <text:p text:style-name="P25"/>
      <text:p text:style-name="P25">def select : String[] = bind bb.sq;</text:p>
      <text:p text:style-name="P25"/>
      <text:p text:style-name="P7">Code generation for bound sequence member select bares similarity to that for non-sequences:</text:p>
      <text:p text:style-name="P25"/>
      <text:p text:style-name="P25">String get$select(int pos) {</text:p>
      <text:p text:style-name="P25"><text:s text:c="3"/>sync$select();</text:p>
      <text:p text:style-name="P25"><text:s text:c="3"/>return $bb.get$sq(pos);</text:p>
      <text:p text:style-name="P25">}</text:p>
      <text:p text:style-name="P25"/>
      <text:p text:style-name="P25">int size$select(int pos) {</text:p>
      <text:p text:style-name="P25"><text:s text:c="3"/>sync$select();</text:p>
      <text:p text:style-name="P25"><text:s text:c="3"/>return $bb.size$sq();</text:p>
      <text:p text:style-name="P25">}</text:p>
      <text:p text:style-name="P25"/>
      <text:p text:style-name="P25">void sync$select() {</text:p>
      <text:p text:style-name="P25"><text:s text:c="8"/>if (!isValidValue$(VOFF$select)) {</text:p>
      <text:p text:style-name="P25"><text:s text:c="12"/>final Bloop before = $bb;</text:p>
      <text:p text:style-name="P25"><text:s text:c="12"/>final Bloop after = get$bb();</text:p>
      <text:p text:style-name="P25"><text:s text:c="12"/>if ( ! isEqual(before, after) ) {</text:p>
      <text:p text:style-name="P25"><text:s text:c="15"/>FXBase.switchDependence$(this, VOFF$sq, before, after);</text:p>
      <text:p text:style-name="P25"><text:s text:c="12"/>}</text:p>
      <text:p text:style-name="P25"><text:s text:c="12"/>setValidValue$(VOFF$select);</text:p>
      <text:p text:style-name="P25"><text:s text:c="8"/>}</text:p>
      <text:p text:style-name="P25">}</text:p>
      <text:p text:style-name="P25"><text:s text:c="4"/></text:p>
      <text:p text:style-name="P25">void invalidate$bb() {</text:p>
      <text:p text:style-name="P25"><text:s text:c="3"/>clearValidValue$(VOFF$select);</text:p>
      <text:p text:style-name="P25">}</text:p>
      <text:p text:style-name="P25"><text:s text:c="4"/></text:p>
      <text:p text:style-name="P25">void update$(final FXObject instance$, final int varNum$, </text:p>
      <text:p text:style-name="P25"><text:s text:c="31"/>int begin, int end, int newLen) {</text:p>
      <text:p text:style-name="P25"><text:s text:c="8"/>if (instance$ == $bb) {</text:p>
      <text:p text:style-name="P25"><text:s text:c="12"/>if (varNum$ == VOFF$sq) {</text:p>
      <text:p text:style-name="P25"><text:s text:c="16"/>invalidate$select(begin, end, newLen);</text:p>
      <text:p text:style-name="P25"><text:s text:c="12"/>}</text:p>
      <text:p text:style-name="P25"><text:s text:c="8"/>}</text:p>
      <text:p text:style-name="P25"><text:s text:c="8"/>super.update$(instance$, varNum$, begin, end, newLen);</text:p>
      <text:p text:style-name="P25"><text:s text:c="4"/>}</text:p>
      <text:p text:style-name="P25"><text:s text:c="4"/></text:p>
      <text:h text:style-name="Heading_20_2" text:outline-level="2">On-Replace</text:h>
      <text:p text:style-name="P26"/>
      <text:p text:style-name="Code"><text:soft-page-break/><text:span text:style-name="T6">on replace</text:span> oldValue[ firstIndex .. lastIndex ] <text:span text:style-name="T6">=</text:span> newElements <text:span text:style-name="T6">{</text:span> ... <text:span text:style-name="T6">}</text:span></text:p>
      <text:p text:style-name="Code"/>
      <text:p text:style-name="Text_20_body">The <text:span text:style-name="T8">firstIndex</text:span> and <text:span text:style-name="T8">lastIndex</text:span> can be computed from invalidation indices (optionally narrowed by comparison with the old values) the <text:span text:style-name="T8">newElements</text:span> is trivially computed from the indices. But the <text:span text:style-name="T8">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8">firstIndex</text:span> and <text:span text:style-name="T8">lastIndex</text:span>. There are several possible approaches for sequence variables whose on-replace actually uses the <text:span text:style-name="T8">oldValue</text:span> :</text:p>
      <text:list xml:id="list1266098708" text:style-name="L4">
        <text:list-item>
          <text:p text:style-name="P37">Simply cache whole value of the sequence on exit from the on-replace</text:p>
        </text:list-item>
        <text:list-item>
          <text:p text:style-name="P37">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8">oldValue</text:span>.</text:p>
        </text:list-item>
        <text:list-item>
          <text:p text:style-name="P37">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1393375272" text:style-name="L5">
        <text:list-item>
          <text:p text:style-name="P38">Create and send the <text:span text:style-name="T8">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Robert Field</meta:initial-creator>
    <meta:creation-date>2009-07-21T16:41:49</meta:creation-date>
    <dc:creator>Per Bothner</dc:creator>
    <dc:date>2009-11-19T14:24:47</dc:date>
    <meta:editing-cycles>90</meta:editing-cycles>
    <meta:editing-duration>PT649H15M42S</meta:editing-duration>
    <meta:printed-by>Robert Field</meta:printed-by>
    <meta:print-date>2009-11-09T12:47:58.81</meta:print-date>
    <meta:document-statistic meta:table-count="0" meta:image-count="0" meta:object-count="2" meta:page-count="35" meta:paragraph-count="983" meta:word-count="9702" meta:character-count="6601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